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9.151cm" table:align="margins" style:may-break-between-rows="false"/>
    </style:style>
    <style:style style:name="Table2.A" style:family="table-column">
      <style:table-column-properties style:column-width="3.092cm" style:rel-column-width="22143*"/>
    </style:style>
    <style:style style:name="Table2.B" style:family="table-column">
      <style:table-column-properties style:column-width="0.568cm" style:rel-column-width="4067*"/>
    </style:style>
    <style:style style:name="Table2.C" style:family="table-column">
      <style:table-column-properties style:column-width="1.829cm" style:rel-column-width="13099*"/>
    </style:style>
    <style:style style:name="Table2.D" style:family="table-column">
      <style:table-column-properties style:column-width="0.411cm" style:rel-column-width="2943*"/>
    </style:style>
    <style:style style:name="Table2.E" style:family="table-column">
      <style:table-column-properties style:column-width="3.251cm" style:rel-column-width="23283*"/>
    </style:style>
    <style:style style:name="Table2.A1" style:family="table-cell">
      <style:table-cell-properties fo:padding="0.049cm" fo:border="none" style:writing-mode="page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Header">
      <style:paragraph-properties fo:margin-left="0cm" fo:margin-right="0cm" fo:text-indent="0cm" style:auto-text-indent="false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1" style:family="paragraph" style:parent-style-name="Footer">
      <style:paragraph-properties fo:text-align="end" style:justify-single-word="false"/>
      <style:text-properties officeooo:paragraph-rsid="00d4df5c"/>
    </style:style>
    <style:style style:name="P12" style:family="paragraph" style:parent-style-name="Footer">
      <style:paragraph-properties fo:text-align="start" style:justify-single-word="false"/>
      <style:text-properties officeooo:paragraph-rsid="00d4df5c"/>
    </style:style>
    <style:style style:name="P13" style:family="paragraph" style:parent-style-name="Footer">
      <style:paragraph-properties fo:text-align="start" style:justify-single-word="false"/>
      <style:text-properties officeooo:paragraph-rsid="0211dd7e"/>
    </style:style>
    <style:style style:name="P14" style:family="paragraph" style:parent-style-name="Footer">
      <style:text-properties officeooo:rsid="00178920" officeooo:paragraph-rsid="00178920"/>
    </style:style>
    <style:style style:name="P15" style:family="paragraph" style:parent-style-name="Footer">
      <style:text-properties officeooo:paragraph-rsid="00c384cf"/>
    </style:style>
    <style:style style:name="P16" style:family="paragraph" style:parent-style-name="Footer">
      <style:text-properties officeooo:paragraph-rsid="00d4df5c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3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0" style:family="paragraph" style:parent-style-name="Footer">
      <style:text-properties officeooo:paragraph-rsid="00863005"/>
    </style:style>
    <style:style style:name="P51" style:family="paragraph" style:parent-style-name="Footer">
      <style:text-properties officeooo:paragraph-rsid="030c4d7d"/>
    </style:style>
    <style:style style:name="P52" style:family="paragraph" style:parent-style-name="Footer">
      <style:text-properties officeooo:paragraph-rsid="008d016c"/>
    </style:style>
    <style:style style:name="P53" style:family="paragraph" style:parent-style-name="Footer">
      <style:text-properties officeooo:paragraph-rsid="010f7046"/>
    </style:style>
    <style:style style:name="P54" style:family="paragraph" style:parent-style-name="Footer">
      <style:text-properties officeooo:paragraph-rsid="01120261"/>
    </style:style>
    <style:style style:name="P55" style:family="paragraph" style:parent-style-name="Footer">
      <style:text-properties officeooo:rsid="0242edd8" officeooo:paragraph-rsid="0242edd8"/>
    </style:style>
    <style:style style:name="P56" style:family="paragraph" style:parent-style-name="Footer">
      <style:text-properties officeooo:paragraph-rsid="00a59a60"/>
    </style:style>
    <style:style style:name="P57" style:family="paragraph" style:parent-style-name="Footer">
      <style:text-properties officeooo:paragraph-rsid="004274bc"/>
    </style:style>
    <style:style style:name="P58" style:family="paragraph" style:parent-style-name="Footer">
      <style:text-properties officeooo:paragraph-rsid="00d8520c"/>
    </style:style>
    <style:style style:name="P59" style:family="paragraph" style:parent-style-name="Footer">
      <style:text-properties officeooo:paragraph-rsid="002aa84d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_5f_Header_20_G_20_page_20_impaire_20__28_D_29_">
      <style:text-properties officeooo:paragraph-rsid="01259ec2"/>
    </style:style>
    <style:style style:name="P67" style:family="paragraph" style:parent-style-name="_5f_Header_20_G_20_page_20_impaire_20__28_D_29_">
      <style:text-properties officeooo:paragraph-rsid="00c87b35"/>
    </style:style>
    <style:style style:name="P68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9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0" style:family="paragraph" style:parent-style-name="_5f_Header_20_G_20_page_20_paire_20__28_G_29_">
      <style:text-properties officeooo:paragraph-rsid="00eb2abc"/>
    </style:style>
    <style:style style:name="P71" style:family="paragraph" style:parent-style-name="_5f_Header_20_G_20_page_20_paire_20__28_G_29_">
      <style:paragraph-properties fo:text-align="start" style:justify-single-word="false"/>
    </style:style>
    <style:style style:name="P72" style:family="paragraph" style:parent-style-name="_5f_Header_20_G_20_page_20_paire_20__28_G_29_">
      <style:text-properties officeooo:paragraph-rsid="0334a5be"/>
    </style:style>
    <style:style style:name="P73" style:family="paragraph" style:parent-style-name="_5f_Header_20_N_20_page_20_impaire_20__28_D_29_">
      <style:paragraph-properties fo:text-align="start" style:justify-single-word="false"/>
    </style:style>
    <style:style style:name="P74" style:family="paragraph" style:parent-style-name="_5f_Header_20_N_20_page_20_impaire_20__28_D_29_">
      <style:text-properties officeooo:rsid="027aa87d" officeooo:paragraph-rsid="027aa87d"/>
    </style:style>
    <style:style style:name="P75" style:family="paragraph" style:parent-style-name="_5f_Header_20_N_20_page_20_impaire_20__28_D_29_">
      <style:text-properties officeooo:rsid="0277791e" officeooo:paragraph-rsid="0277791e"/>
    </style:style>
    <style:style style:name="P7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7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P8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8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P8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P8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P8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P85" style:family="paragraph" style:parent-style-name="Header">
      <style:paragraph-properties fo:text-align="center" style:justify-single-word="false"/>
      <style:text-properties officeooo:paragraph-rsid="00ab054e"/>
    </style:style>
    <style:style style:name="P86" style:family="paragraph" style:parent-style-name="Header">
      <style:paragraph-properties fo:text-align="center" style:justify-single-word="false"/>
      <style:text-properties officeooo:paragraph-rsid="00c10aa6"/>
    </style:style>
    <style:style style:name="P87" style:family="paragraph" style:parent-style-name="Header">
      <style:paragraph-properties fo:text-align="start" style:justify-single-word="false"/>
      <style:text-properties officeooo:paragraph-rsid="0289fb01"/>
    </style:style>
    <style:style style:name="P88" style:family="paragraph" style:parent-style-name="Header">
      <style:paragraph-properties fo:text-align="start" style:justify-single-word="false"/>
      <style:text-properties officeooo:paragraph-rsid="0211dd7e"/>
    </style:style>
    <style:style style:name="P89" style:family="paragraph" style:parent-style-name="Header">
      <style:paragraph-properties fo:text-align="start" style:justify-single-word="false"/>
      <style:text-properties officeooo:paragraph-rsid="02a56131"/>
    </style:style>
    <style:style style:name="P9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91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4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5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8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0" style:family="paragraph" style:parent-style-name="_5f_Footer_20_page_20_impaire_20__28_D_29_"/>
    <style:style style:name="P101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2" style:family="paragraph" style:parent-style-name="_5f_Footer_20_page_20_paire_20__28_G_29_">
      <style:text-properties fo:font-size="9pt" style:font-size-asian="9pt" style:font-size-complex="9pt"/>
    </style:style>
    <style:style style:name="P103" style:family="paragraph" style:parent-style-name="_5f_Footer_20_page_20_paire_20__28_G_29_"/>
    <style:style style:name="P104" style:family="paragraph" style:parent-style-name="_5f_Paragraphe_5f_Réponse_5f_Elève" style:list-style-name="_5f_Numérotation_20_des_20_exercices"/>
    <style:style style:name="P10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6" style:family="paragraph" style:parent-style-name="_5f_Paragraphe_5f_Réponse_5f_Elève_5f_Droit" style:list-style-name=""/>
    <style:style style:name="P107" style:family="paragraph" style:parent-style-name="_5f_Premier_5f_Titre_5f_Exercices_5f_avec_5f_Num_5f_Exo_5f_sans_5f_Titre" style:list-style-name="_5f_Numérotation_20_des_20_exercices" style:master-page-name="_33__5f_2_5f_SERIE_5f_N_5f_GAUCHE_5f_ET_5f_DROITE_5f_2COL">
      <style:paragraph-properties style:page-number="149" fo:break-before="auto" fo:break-after="auto"/>
    </style:style>
    <style:style style:name="P108" style:family="paragraph" style:parent-style-name="_5f_Tableau_5f_Centré" style:list-style-name="List_20_1"/>
    <style:style style:name="P109" style:family="paragraph" style:parent-style-name="_5f_Titre_5f_Exercices_5f_sans_5f_Titre" style:list-style-name="_5f_Numérotation_20_des_20_exercices"/>
    <style:style style:name="P110" style:family="paragraph" style:parent-style-name="_5f_Titre_5f_Exercices_5f_sans_5f_Titre" style:list-style-name=""/>
    <style:style style:name="P11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style:paragraph-properties fo:text-align="center"/>
    </style:style>
    <style:style style:name="P115" style:family="paragraph">
      <loext:graphic-properties draw:fill="solid" draw:fill-color="#d7e12c"/>
    </style:style>
    <style:style style:name="P11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19" style:family="paragraph">
      <loext:graphic-properties draw:fill="solid" draw:fill-color="#7fb241"/>
    </style:style>
    <style:style style:name="P120" style:family="paragraph">
      <loext:graphic-properties draw:fill="solid" draw:fill-color="#1ca2b8"/>
    </style:style>
    <style:style style:name="P12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1b6dc57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T20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T22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T24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T53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T54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T55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T56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T57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T58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0b5d2d1"/>
    </style:style>
    <style:style style:name="T149" style:family="text">
      <style:text-properties officeooo:rsid="015f088a"/>
    </style:style>
    <style:style style:name="T150" style:family="text">
      <style:text-properties officeooo:rsid="0160d7ef"/>
    </style:style>
    <style:style style:name="T151" style:family="text">
      <style:text-properties officeooo:rsid="02735980"/>
    </style:style>
    <style:style style:name="T152" style:family="text">
      <style:text-properties officeooo:rsid="02757f12"/>
    </style:style>
    <style:style style:name="T153" style:family="text">
      <style:text-properties officeooo:rsid="0272f9e5"/>
    </style:style>
    <style:style style:name="T154" style:family="text">
      <style:text-properties officeooo:rsid="026ec296"/>
    </style:style>
    <style:style style:name="T155" style:family="text">
      <style:text-properties officeooo:rsid="0268e0aa"/>
    </style:style>
    <style:style style:name="T156" style:family="text">
      <style:text-properties officeooo:rsid="0072f07f"/>
    </style:style>
    <style:style style:name="T15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8" style:family="text">
      <style:text-properties officeooo:rsid="01f8729d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0b6801f"/>
    </style:style>
    <style:style style:name="T162" style:family="text">
      <style:text-properties officeooo:rsid="0334a5be"/>
    </style:style>
    <style:style style:name="T163" style:family="text">
      <style:text-properties officeooo:rsid="0315af39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/>
    <style:style style:name="T18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81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2346*" fo:start-indent="0cm" fo:end-indent="0.494cm"/>
          <style:column style:rel-width="2841*" fo:start-indent="0.494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198cm">
          <style:column-sep style:width="0.035cm" style:color="#d7e12c" style:height="100%" style:style="solid"/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3" fo:column-gap="0.699cm">
          <style:column-sep style:width="0.035cm" style:color="#d7e12c" style:height="100%" style:style="solid"/>
          <style:column style:rel-width="21845*" fo:start-indent="0cm" fo:end-indent="0.349cm"/>
          <style:column style:rel-width="21845*" fo:start-indent="0.349cm" fo:end-indent="0.349cm"/>
          <style:column style:rel-width="21845*" fo:start-indent="0.349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9" draw:name="Shape3_1" draw:style-name="gr14" draw:text-style-name="P114" svg:x1="7.92cm" svg:y1="1.446cm" svg:x2="21.998cm" svg:y2="1.411cm">
        <text:p/>
      </draw:line>
      <draw:frame text:anchor-type="page" text:anchor-page-number="2" draw:z-index="8" draw:name="Shape2_2" draw:style-name="gr15" draw:text-style-name="P121" svg:width="3.918cm" svg:height="1.031cm" draw:transform="rotate (0.0876155284501153) translate (0.137583333333333cm 0.342194444444444cm)">
        <draw:text-box>
          <text:p text:style-name="P114"><text:span text:style-name="T181">Fiche supplémentaire</text:span></text:p>
        </draw:text-box>
      </draw:frame>
      <draw:frame text:anchor-type="page" text:anchor-page-number="2" draw:z-index="7" draw:name="Shape8_3" draw:style-name="gr16" draw:text-style-name="P118" svg:width="2.703cm" svg:height="0.715cm" draw:transform="rotate (0.0872664625997165) translate (1.32644444444444cm 1.21884722222222cm)">
        <draw:text-box>
          <text:p text:style-name="P114"><text:span text:style-name="T180">Série 2</text:span></text:p>
        </draw:text-box>
      </draw:frame>
      <draw:path text:anchor-type="page" text:anchor-page-number="2" draw:z-index="6" draw:name="Shape1_0" draw:style-name="gr17" draw:text-style-name="P115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5" draw:name="Shape3_0" draw:style-name="gr14" draw:text-style-name="P114" svg:x1="7.92cm" svg:y1="1.446cm" svg:x2="21.998cm" svg:y2="1.411cm">
        <text:p/>
      </draw:line>
      <draw:frame text:anchor-type="page" text:anchor-page-number="2" draw:z-index="4" draw:name="Shape8_1" draw:style-name="gr16" draw:text-style-name="P118" svg:width="2.703cm" svg:height="0.715cm" draw:transform="rotate (0.0872664625997165) translate (1.32644444444444cm 1.21884722222222cm)">
        <draw:text-box>
          <text:p text:style-name="P114"><text:span text:style-name="T180">Série 2</text:span></text:p>
        </draw:text-box>
      </draw:frame>
      <draw:frame text:anchor-type="page" text:anchor-page-number="2" draw:z-index="3" draw:name="Shape2_1" draw:style-name="gr15" draw:text-style-name="P121" svg:width="3.918cm" svg:height="1.031cm" draw:transform="rotate (0.0876155284501153) translate (0.137583333333333cm 0.342194444444444cm)">
        <draw:text-box>
          <text:p text:style-name="P114"><text:span text:style-name="T181">Fiche supplémentaire</text:span></text:p>
        </draw:text-box>
      </draw:frame>
      <draw:frame text:anchor-type="page" text:anchor-page-number="1" draw:z-index="2" draw:name="Shape8_0" draw:style-name="gr16" draw:text-style-name="P118" svg:width="2.703cm" svg:height="0.715cm" draw:transform="rotate (0.0872664625997165) translate (1.32644444444444cm 1.21884722222222cm)">
        <draw:text-box>
          <text:p text:style-name="P114"><text:span text:style-name="T180">Série 2</text:span></text:p>
        </draw:text-box>
      </draw:frame>
      <draw:frame text:anchor-type="page" text:anchor-page-number="1" draw:z-index="1" draw:name="Shape2_0" draw:style-name="gr15" draw:text-style-name="P121" svg:width="3.918cm" svg:height="1.031cm" draw:transform="rotate (0.0876155284501153) translate (0.137583333333333cm 0.342194444444444cm)">
        <draw:text-box>
          <text:p text:style-name="P114"><text:span text:style-name="T181">Fiche supplémentaire</text:span></text:p>
        </draw:text-box>
      </draw:frame>
      <draw:path text:anchor-type="page" text:anchor-page-number="1" draw:z-index="0" draw:name="Shape1" draw:style-name="gr17" draw:text-style-name="P115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3109880356" text:style-name="_5f_Numérotation_20_des_20_exercices">
              <text:list-item text:start-value="1">
                <text:h text:style-name="P107" text:outline-level="1" text:restart-numbering="true" text:start-value="1"><text:span text:style-name="_5f_Caractères">Calcule de tête :</text:span></text:h>
              </text:list-item>
            </text:list>
            <text:list xml:id="list4009094654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37 × 100 = </text:span><text:span text:style-name="_5f_pointillés_20_gris">…………………………..</text:span></text:p>
                  </text:list-item>
                  <text:list-item>
                    <text:p text:style-name="_5f_Paragraphe_5f_avec_5f_Num_5f_Question"><text:span text:style-name="_5f_Caractères">10 × 758 = </text:span><text:span text:style-name="_5f_pointillés_20_gris">…………………………..</text:span></text:p>
                  </text:list-item>
                  <text:list-item>
                    <text:p text:style-name="_5f_Paragraphe_5f_avec_5f_Num_5f_Question"><text:span text:style-name="_5f_Caractères">46 × 1 000 = </text:span><text:span text:style-name="_5f_pointillés_20_gris">………………………..</text:span></text:p>
                  </text:list-item>
                  <text:list-item>
                    <text:p text:style-name="_5f_Paragraphe_5f_avec_5f_Num_5f_Question"><text:span text:style-name="_5f_Caractères">1 478 × 100 = </text:span><text:span text:style-name="_5f_pointillés_20_gris">………………………</text:span></text:p>
                  </text:list-item>
                  <text:list-item>
                    <text:p text:style-name="_5f_Paragraphe_5f_avec_5f_Num_5f_Question"><text:span text:style-name="_5f_Caractères">1 000 × 587 = </text:span><text:span text:style-name="_5f_pointillés_20_gris">………………………</text:span></text:p>
                  </text:list-item>
                  <text:list-item>
                    <text:p text:style-name="_5f_Paragraphe_5f_avec_5f_Num_5f_Question"><text:span text:style-name="_5f_Caractères">10 000 × 14 = </text:span><text:span text:style-name="_5f_pointillés_20_gris">………………………</text:span></text:p>
                  </text:list-item>
                  <text:list-item>
                    <text:p text:style-name="_5f_Paragraphe_5f_avec_5f_Num_5f_Question"><text:span text:style-name="_5f_Caractères">3 520 × 1 000 = </text:span><text:span text:style-name="_5f_pointillés_20_gris">…………………..</text:span></text:p>
                  </text:list-item>
                </text:list>
              </text:list-item>
            </text:list>
            <text:list xml:id="list91728818976274" text:continue-list="list3109880356" text:style-name="_5f_Numérotation_20_des_20_exercices">
              <text:list-item>
                <text:h text:style-name="P109" text:outline-level="1"><text:span text:style-name="_5f_Caractères">Complète les calculs puis vérifie à l’aide de la calculatrice.</text:span></text:h>
              </text:list-item>
            </text:list>
            <text:section text:style-name="Sect3" text:name="Section2">
              <text:h text:style-name="_5f_Paragraphe" text:outline-level="1"><text:span text:style-name="_5f_Caractères"/></text:h>
              <text:p text:style-name="_5f_Paragraphe_5f_opération_5f_posée"><text:span text:style-name="_5f_Caractères"><text:s/>… <text:s/>3 <text:s/>2</text:span></text:p>
              <text:p text:style-name="_5f_Paragraphe_5f_opération_5f_posée"><text:span text:style-name="_5f_Caractères">× <text:s text:c="8"/>…</text:span></text:p>
              <text:p text:style-name="_5f_Paragraphe_5f_Réponse_5f_Pointillés_5f_Grisés_5f_avec_5f_bordure_5f_supérieure"><text:span text:style-name="_5f_Caractères">… <text:s/>7 <text:s text:c="2"/>2 <text:s text:c="2"/>4</text:span></text:p>
              <text:h text:style-name="_5f_Paragraphe" text:outline-level="1"><text:span text:style-name="Character_5f_20_5f_style"/></text:h>
              <text:p text:style-name="_5f_Paragraphe_5f_opération_5f_posée"><text:span text:style-name="_5f_Caractères">… <text:s/>3 <text:s/>…</text:span></text:p>
              <text:p text:style-name="_5f_Paragraphe_5f_opération_5f_posée"><text:span text:style-name="_5f_Caractères">× <text:s text:c="13"/>4</text:span></text:p>
              <text:p text:style-name="_5f_Paragraphe_5f_Réponse_5f_Pointillés_5f_Grisés_5f_avec_5f_bordure_5f_supérieure"><text:span text:style-name="_5f_Caractères">… <text:s/>9 <text:s text:c="2"/>4 <text:s text:c="2"/>0</text:span></text:p>
              <text:h text:style-name="_5f_Paragraphe" text:outline-level="1"><text:span text:style-name="Character_5f_20_5f_style"/></text:h>
              <text:p text:style-name="_5f_Paragraphe_5f_opération_5f_posée"><text:span text:style-name="_5f_Caractères"><text:s/>… <text:s/>… <text:s/>3 <text:s text:c="2"/>5</text:span></text:p>
              <text:p text:style-name="_5f_Paragraphe_5f_opération_5f_posée"><text:span text:style-name="_5f_Caractères">× <text:s text:c="8"/>7 <text:s text:c="2"/>4 <text:s/>…</text:span></text:p>
              <text:p text:style-name="_5f_Paragraphe_5f_Réponse_5f_Pointillés_5f_Grisés_5f_avec_5f_bordure_5f_supérieure"><text:span text:style-name="_5f_Caractères">… <text:s/>… <text:s text:c="2"/>… <text:s text:c="2"/>1 <text:s/>…</text:span></text:p>
              <text:p text:style-name="_5f_Paragraphe_5f_opération_5f_posée"><text:span text:style-name="_5f_Caractères">2 <text:s text:c="2"/>5 <text:s text:c="2"/>7 <text:s text:c="2"/>… <text:s text:c="2"/>… <text:s text:c="2"/>0</text:span></text:p>
              <text:p text:style-name="_5f_Paragraphe_5f_opération_5f_posée"><text:span text:style-name="_5f_Caractères">… <text:s/>… <text:s/>… <text:s/>… <text:s text:c="2"/>… <text:s text:c="2"/>0 <text:s text:c="2"/>0</text:span></text:p>
              <text:p text:style-name="_5f_Paragraphe_5f_Réponse_5f_Pointillés_5f_Grisés_5f_avec_5f_bordure_5f_supérieure"><text:span text:style-name="_5f_Caractères">… <text:s/>… <text:s/>… <text:s/>… <text:s/>… <text:s/>… <text:s/>… <text:s/>0</text:span></text:p>
            </text:section>
            <text:list xml:id="list91728642262551" text:continue-list="list4009094654" text:style-name="_5f_Numérotation_20_des_20_exercices">
              <text:list-item>
                <text:list>
                  <text:list-item>
                    <text:p text:style-name="P104"><text:span text:style-name="_5f_Caractères">7 <text:s/>… <text:s/>3 <text:s text:c="3"/>× <text:s text:c="3"/>6 <text:s/>… <text:s/>= <text:s/>… <text:s text:c="2"/>… <text:s text:c="2"/>… <text:s/>3 <text:s/>8</text:span></text:p>
                  </text:list-item>
                </text:list>
              </text:list-item>
            </text:list>
            <text:list xml:id="list91729536949854" text:continue-list="list91728818976274" text:style-name="_5f_Numérotation_20_des_20_exercices">
              <text:list-item>
                <text:h text:style-name="P109" text:outline-level="1"><text:span text:style-name="_5f_Caractères">Calcule les produits suivants en effectuant des regroupements astucieux.</text:span></text:h>
                <text:list>
                  <text:list-item text:start-value="1">
                    <text:p text:style-name="P104"><text:span text:style-name="_5f_Caractères">5 × 33 × 2 = </text:span><text:span text:style-name="_5f_pointillés_20_gris">…………………………………………….</text:span></text:p>
                  </text:list-item>
                  <text:list-item>
                    <text:p text:style-name="P104"><text:span text:style-name="_5f_Caractères">50 × 33 × 2 × 30 = </text:span><text:span text:style-name="_5f_pointillés_20_gris">……………………………………</text:span></text:p>
                  </text:list-item>
                  <text:list-item>
                    <text:p text:style-name="P104"><text:span text:style-name="_5f_Caractères">4 × 1 725 × 250 × 10 = </text:span><text:span text:style-name="_5f_pointillés_20_gris">……………………………..</text:span></text:p>
                  </text:list-item>
                  <text:list-item>
                    <text:p text:style-name="P104"><text:span text:style-name="_5f_Caractères">19 398 × 22 119 × 0 × 56 = </text:span><text:span text:style-name="_5f_pointillés_20_gris">……………………….</text:span></text:p>
                  </text:list-item>
                  <text:list-item>
                    <text:p text:style-name="P104"><text:span text:style-name="_5f_Caractères">188 × 8 × 125 = </text:span><text:span text:style-name="_5f_pointillés_20_gris">……………………………………….</text:span></text:p>
                  </text:list-item>
                  <text:list-item>
                    <text:p text:style-name="P104"><text:span text:style-name="_5f_Caractères">99 × 500 × 2 = </text:span><text:span text:style-name="_5f_pointillés_20_gris">…………………………………………</text:span></text:p>
                  </text:list-item>
                </text:list>
              </text:list-item>
            </text:list>
            <text:h text:style-name="P110" text:outline-level="1"><text:span text:style-name="_5f_Caractères"/></text:h>
            <text:h text:style-name="P110" text:outline-level="1"><text:span text:style-name="_5f_Caractères"/></text:h>
            <text:h text:style-name="P110" text:outline-level="1"><text:span text:style-name="_5f_Caractères"/></text:h>
            <text:h text:style-name="P110" text:outline-level="1"><text:span text:style-name="_5f_Caractères"/></text:h>
            <text:h text:style-name="P110" text:outline-level="1"><text:span text:style-name="_5f_Caractères"/></text:h>
            <text:h text:style-name="P110" text:outline-level="1"><text:span text:style-name="_5f_Caractères"/></text:h>
            <text:h text:style-name="P110" text:outline-level="1"><text:span text:style-name="_5f_Caractères"/></text:h>
            <text:h text:style-name="P110" text:outline-level="1"><text:span text:style-name="_5f_Caractères"/></text:h>
            <text:list xml:id="list91730417004076" text:continue-numbering="true" text:style-name="_5f_Numérotation_20_des_20_exercices">
              <text:list-item>
                <text:h text:style-name="P109" text:outline-level="1"><text:span text:style-name="_5f_Caractères">Calcule mentalement :</text:span></text:h>
              </text:list-item>
            </text:list>
            <text:section text:style-name="Sect2" text:name="Section3">
              <text:list xml:id="list91729931821940" text:continue-numbering="true" text:style-name="_5f_Numérotation_20_des_20_exercices">
                <text:list-item>
                  <text:list>
                    <text:list-item>
                      <text:p text:style-name="P104"><text:span text:style-name="_5f_Caractères">5,378 × 100 = </text:span><text:span text:style-name="_5f_pointillés_20_gris">……………………………..</text:span></text:p>
                    </text:list-item>
                    <text:list-item>
                      <text:p text:style-name="P104"><text:span text:style-name="_5f_Caractères">0,065 × 10 = </text:span><text:span text:style-name="_5f_pointillés_20_gris">……………………………….</text:span></text:p>
                    </text:list-item>
                    <text:list-item>
                      <text:p text:style-name="P104"><text:span text:style-name="_5f_Caractères">79,2 × 1 000 = </text:span><text:span text:style-name="_5f_pointillés_20_gris">……………………………..</text:span></text:p>
                    </text:list-item>
                    <text:list-item>
                      <text:p text:style-name="P104"><text:span text:style-name="_5f_Caractères">71,47 × 100 = </text:span><text:span text:style-name="_5f_pointillés_20_gris">……………………………..</text:span></text:p>
                    </text:list-item>
                    <text:list-item>
                      <text:p text:style-name="P104"><text:span text:style-name="_5f_Caractères">0,34 × 1 000 = </text:span><text:span text:style-name="_5f_pointillés_20_gris">…………………………….</text:span></text:p>
                    </text:list-item>
                    <text:list-item>
                      <text:p text:style-name="P104"><text:span text:style-name="_5f_Caractères">87 × 100 = </text:span><text:span text:style-name="_5f_pointillés_20_gris">…………………………………..</text:span></text:p>
                    </text:list-item>
                    <text:list-item>
                      <text:p text:style-name="P104"><text:span text:style-name="_5f_Caractères">0,58 × 10 = </text:span><text:span text:style-name="_5f_pointillés_20_gris">………………….……………..</text:span></text:p>
                    </text:list-item>
                    <text:list-item>
                      <text:p text:style-name="P104"><text:span text:style-name="_5f_Caractères">934 × 10 = </text:span><text:span text:style-name="_5f_pointillés_20_gris">………………….……………...</text:span></text:p>
                    </text:list-item>
                    <text:list-item>
                      <text:p text:style-name="P104"><text:span text:style-name="_5f_Caractères">11,11 × 1 000 = </text:span><text:span text:style-name="_5f_pointillés_20_gris">……………………………</text:span></text:p>
                    </text:list-item>
                    <text:list-item>
                      <text:p text:style-name="P104"><text:span text:style-name="_5f_Caractères">0,05 × 10 000 = </text:span><text:span text:style-name="_5f_pointillés_20_gris">……………………………</text:span></text:p>
                    </text:list-item>
                  </text:list>
                </text:list-item>
              </text:list>
            </text:section>
            <text:list xml:id="list91730363676549" text:continue-numbering="true" text:style-name="_5f_Numérotation_20_des_20_exercices">
              <text:list-item>
                <text:h text:style-name="P109" text:outline-level="1"><text:span text:style-name="_5f_Caractères">Calcule mentalement :</text:span></text:h>
              </text:list-item>
            </text:list>
            <text:section text:style-name="Sect1" text:name="Section4">
              <text:list xml:id="list91729930852027" text:continue-numbering="true" text:style-name="_5f_Numérotation_20_des_20_exercices">
                <text:list-item>
                  <text:list>
                    <text:list-item>
                      <text:p text:style-name="P104"><text:span text:style-name="_5f_Caractères">100 × 0,01 = </text:span><text:span text:style-name="_5f_pointillés_20_gris">……</text:span></text:p>
                    </text:list-item>
                    <text:list-item>
                      <text:p text:style-name="P104"><text:span text:style-name="_5f_Caractères">10 × 0,001 = </text:span><text:span text:style-name="_5f_pointillés_20_gris">……</text:span></text:p>
                    </text:list-item>
                    <text:list-item>
                      <text:p text:style-name="P104"><text:span text:style-name="_5f_Caractères">1 × 0,1 = </text:span><text:span text:style-name="_5f_pointillés_20_gris">……</text:span></text:p>
                    </text:list-item>
                    <text:list-item>
                      <text:p text:style-name="P104"><text:span text:style-name="_5f_Caractères">1 000 × 0,1 = </text:span><text:span text:style-name="_5f_pointillés_20_gris">……</text:span></text:p>
                    </text:list-item>
                    <text:list-item>
                      <text:p text:style-name="P104"><text:span text:style-name="_5f_Caractères">100 × 0,001 = </text:span><text:span text:style-name="_5f_pointillés_20_gris">……</text:span></text:p>
                    </text:list-item>
                    <text:list-item>
                      <text:p text:style-name="P104"><text:span text:style-name="_5f_Caractères">1 000 × 0,01 = </text:span><text:span text:style-name="_5f_pointillés_20_gris">……</text:span></text:p>
                    </text:list-item>
                  </text:list>
                </text:list-item>
              </text:list>
            </text:section>
            <text:list xml:id="list91729936878875" text:continue-numbering="true" text:style-name="_5f_Numérotation_20_des_20_exercices">
              <text:list-item>
                <text:h text:style-name="P109" text:outline-level="1"><text:span text:style-name="_5f_Caractères">Calcule mentalement :</text:span></text:h>
              </text:list-item>
            </text:list>
            <text:section text:style-name="Sect4" text:name="Section5">
              <text:list xml:id="list91729716932205" text:continue-numbering="true" text:style-name="_5f_Numérotation_20_des_20_exercices">
                <text:list-item>
                  <text:list>
                    <text:list-item>
                      <text:p text:style-name="P104"><text:span text:style-name="_5f_Caractères">120 × 0,1 = </text:span><text:span text:style-name="_5f_pointillés_20_gris">………</text:span></text:p>
                    </text:list-item>
                    <text:list-item>
                      <text:p text:style-name="P104"><text:span text:style-name="_5f_Caractères">34 × 0,001 = </text:span><text:span text:style-name="_5f_pointillés_20_gris">…………</text:span></text:p>
                    </text:list-item>
                    <text:list-item>
                      <text:p text:style-name="P104"><text:span text:style-name="_5f_Caractères">335 × 0,01 = </text:span><text:span text:style-name="_5f_pointillés_20_gris">…………</text:span></text:p>
                    </text:list-item>
                    <text:list-item>
                      <text:p text:style-name="P104"><text:span text:style-name="_5f_Caractères">300 × 0,001 = </text:span><text:span text:style-name="_5f_pointillés_20_gris">………</text:span></text:p>
                    </text:list-item>
                    <text:list-item>
                      <text:p text:style-name="P104"><text:span text:style-name="_5f_Caractères">2 000 × 0,01 = </text:span><text:span text:style-name="_5f_pointillés_20_gris">………</text:span></text:p>
                    </text:list-item>
                    <text:list-item>
                      <text:p text:style-name="P104"><text:span text:style-name="_5f_Caractères">560 × 0,1 = </text:span><text:span text:style-name="_5f_pointillés_20_gris">…………</text:span></text:p>
                    </text:list-item>
                  </text:list>
                </text:list-item>
              </text:list>
            </text:section>
            <text:list xml:id="list91729468333748" text:continue-numbering="true" text:style-name="_5f_Numérotation_20_des_20_exercices">
              <text:list-item>
                <text:h text:style-name="P109" text:outline-level="1"><text:span text:style-name="_5f_Caractères">Calcule mentalement en regroupant astu­cieusement :</text:span></text:h>
                <text:list>
                  <text:list-item>
                    <text:p text:style-name="P104"><text:span text:style-name="_5f_Caractères">0,1 × 7 × 1 000 = </text:span><text:span text:style-name="_5f_pointillés_20_gris">…………..</text:span></text:p>
                  </text:list-item>
                  <text:list-item>
                    <text:p text:style-name="P104"><text:span text:style-name="_5f_Caractères">56 × 0,01 × 0,1 = </text:span><text:span text:style-name="_5f_pointillés_20_gris">…………..</text:span></text:p>
                  </text:list-item>
                  <text:list-item>
                    <text:p text:style-name="P104"><text:span text:style-name="_5f_Caractères">3,5 × 0,01 × 10 = </text:span><text:span text:style-name="_5f_pointillés_20_gris">……………</text:span></text:p>
                  </text:list-item>
                  <text:list-item>
                    <text:p text:style-name="P104"><text:span text:style-name="_5f_Caractères">1,5 × 0,1 × 0,1 = </text:span><text:span text:style-name="_5f_pointillés_20_gris">…………….</text:span></text:p>
                  </text:list-item>
                </text:list>
              </text:list-item>
              <text:list-item>
                <text:h text:style-name="P109" text:outline-level="1"><text:span text:style-name="_5f_Caractères">Relie chaque produit à son ordre de gran­deur :</text:span></text:h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row table:style-name="TableLine2168038690128">
                <table:table-cell table:style-name="Table2.A1" office:value-type="string">
                  <text:h text:style-name="_5f_Tableau_20_Droit" text:outline-level="1">21 <text:span text:style-name="Character_5f_20_5f_style">×</text:span> 1,05</text:h>
                </table:table-cell>
                <table:table-cell table:style-name="Table2.A1" office:value-type="string">
                  <text:list xml:id="list2152915198" text:style-name="List_20_1">
                    <text:list-item>
                      <text:h text:style-name="_5f_Paragraphe_5f_Bullet" text:outline-level="1"/>
                    </text:list-item>
                  </text:list>
                </table:table-cell>
                <table:table-cell table:style-name="Table2.A1" office:value-type="string">
                  <text:h text:style-name="_5f_Tableau_5f_Centré" text:outline-level="1"/>
                </table:table-cell>
                <table:table-cell table:style-name="Table2.A1" office:value-type="string">
                  <text:list xml:id="list91729619805899" text:continue-numbering="true" text:style-name="List_20_1">
                    <text:list-item>
                      <text:h text:style-name="_5f_Paragraphe_5f_Bullet" text:outline-level="1"/>
                    </text:list-item>
                  </text:list>
                </table:table-cell>
                <table:table-cell table:style-name="Table2.A1" office:value-type="string">
                  <text:h text:style-name="_5f_Tableau_20_Gauche" text:outline-level="1">200</text:h>
                </table:table-cell>
              </table:table-row>
              <table:table-row table:style-name="TableLine2168038701280">
                <table:table-cell table:style-name="Table2.A1" office:value-type="string">
                  <text:h text:style-name="_5f_Tableau_20_Droit" text:outline-level="1">0,011 <text:span text:style-name="Character_5f_20_5f_style">×</text:span> 20,1</text:h>
                </table:table-cell>
                <table:table-cell table:style-name="Table2.A1" office:value-type="string">
                  <text:list xml:id="list91729546037643" text:continue-numbering="true" text:style-name="List_20_1">
                    <text:list-item>
                      <text:h text:style-name="P108" text:outline-level="1"/>
                    </text:list-item>
                  </text:list>
                </table:table-cell>
                <table:table-cell table:style-name="Table2.A1" office:value-type="string">
                  <text:h text:style-name="_5f_Tableau_5f_Centré" text:outline-level="1"/>
                </table:table-cell>
                <table:table-cell table:style-name="Table2.A1" office:value-type="string">
                  <text:list xml:id="list91728921880904" text:continue-numbering="true" text:style-name="List_20_1">
                    <text:list-item>
                      <text:h text:style-name="P108" text:outline-level="1"/>
                    </text:list-item>
                  </text:list>
                </table:table-cell>
                <table:table-cell table:style-name="Table2.A1" office:value-type="string">
                  <text:h text:style-name="_5f_Tableau_20_Gauche" text:outline-level="1">2 000</text:h>
                </table:table-cell>
              </table:table-row>
              <table:table-row table:style-name="TableLine2168038696384">
                <table:table-cell table:style-name="Table2.A1" office:value-type="string">
                  <text:h text:style-name="_5f_Tableau_20_Droit" text:outline-level="1">50,4 <text:span text:style-name="Character_5f_20_5f_style">×</text:span> 40,2</text:h>
                </table:table-cell>
                <table:table-cell table:style-name="Table2.A1" office:value-type="string">
                  <text:list xml:id="list91730255815752" text:continue-numbering="true" text:style-name="List_20_1">
                    <text:list-item>
                      <text:h text:style-name="P108" text:outline-level="1"/>
                    </text:list-item>
                  </text:list>
                </table:table-cell>
                <table:table-cell table:style-name="Table2.A1" office:value-type="string">
                  <text:h text:style-name="_5f_Tableau_5f_Centré" text:outline-level="1"/>
                </table:table-cell>
                <table:table-cell table:style-name="Table2.A1" office:value-type="string">
                  <text:list xml:id="list91730472072554" text:continue-numbering="true" text:style-name="List_20_1">
                    <text:list-item>
                      <text:h text:style-name="P108" text:outline-level="1"/>
                    </text:list-item>
                  </text:list>
                </table:table-cell>
                <table:table-cell table:style-name="Table2.A1" office:value-type="string">
                  <text:h text:style-name="_5f_Tableau_20_Gauche" text:outline-level="1">20</text:h>
                </table:table-cell>
              </table:table-row>
              <table:table-row table:style-name="TableLine2168038694752">
                <table:table-cell table:style-name="Table2.A1" office:value-type="string">
                  <text:h text:style-name="_5f_Tableau_20_Droit" text:outline-level="1">1,99 <text:span text:style-name="Character_5f_20_5f_style">×</text:span> 0,99</text:h>
                </table:table-cell>
                <table:table-cell table:style-name="Table2.A1" office:value-type="string">
                  <text:list xml:id="list91728970715044" text:continue-numbering="true" text:style-name="List_20_1">
                    <text:list-item>
                      <text:h text:style-name="P108" text:outline-level="1"/>
                    </text:list-item>
                  </text:list>
                </table:table-cell>
                <table:table-cell table:style-name="Table2.A1" office:value-type="string">
                  <text:h text:style-name="_5f_Tableau_5f_Centré" text:outline-level="1"/>
                </table:table-cell>
                <table:table-cell table:style-name="Table2.A1" office:value-type="string">
                  <text:list xml:id="list91729249690846" text:continue-numbering="true" text:style-name="List_20_1">
                    <text:list-item>
                      <text:h text:style-name="P108" text:outline-level="1"/>
                    </text:list-item>
                  </text:list>
                </table:table-cell>
                <table:table-cell table:style-name="Table2.A1" office:value-type="string">
                  <text:h text:style-name="_5f_Tableau_20_Gauche" text:outline-level="1">2</text:h>
                </table:table-cell>
              </table:table-row>
              <table:table-row table:style-name="TableLine2168038690400">
                <table:table-cell table:style-name="Table2.A1" office:value-type="string">
                  <text:h text:style-name="_5f_Tableau_20_Droit" text:outline-level="1">19,8 <text:span text:style-name="Character_5f_20_5f_style">×</text:span> 0,001 1</text:h>
                </table:table-cell>
                <table:table-cell table:style-name="Table2.A1" office:value-type="string">
                  <text:list xml:id="list91730339100538" text:continue-numbering="true" text:style-name="List_20_1">
                    <text:list-item>
                      <text:h text:style-name="P108" text:outline-level="1"/>
                    </text:list-item>
                  </text:list>
                </table:table-cell>
                <table:table-cell table:style-name="Table2.A1" office:value-type="string">
                  <text:h text:style-name="_5f_Tableau_5f_Centré" text:outline-level="1"/>
                </table:table-cell>
                <table:table-cell table:style-name="Table2.A1" office:value-type="string">
                  <text:list xml:id="list91728978380967" text:continue-numbering="true" text:style-name="List_20_1">
                    <text:list-item>
                      <text:h text:style-name="P108" text:outline-level="1"/>
                    </text:list-item>
                  </text:list>
                </table:table-cell>
                <table:table-cell table:style-name="Table2.A1" office:value-type="string">
                  <text:h text:style-name="_5f_Tableau_20_Gauche" text:outline-level="1">0,2</text:h>
                </table:table-cell>
              </table:table-row>
              <table:table-row table:style-name="TableLine2168038698016">
                <table:table-cell table:style-name="Table2.A1" office:value-type="string">
                  <text:h text:style-name="_5f_Tableau_20_Droit" text:outline-level="1">2,1 <text:span text:style-name="Character_5f_20_5f_style">×</text:span> 9,8</text:h>
                </table:table-cell>
                <table:table-cell table:style-name="Table2.A1" office:value-type="string">
                  <text:list xml:id="list91729122884916" text:continue-numbering="true" text:style-name="List_20_1">
                    <text:list-item>
                      <text:h text:style-name="P108" text:outline-level="1"/>
                    </text:list-item>
                  </text:list>
                </table:table-cell>
                <table:table-cell table:style-name="Table2.A1" office:value-type="string">
                  <text:h text:style-name="_5f_Tableau_5f_Centré" text:outline-level="1"/>
                </table:table-cell>
                <table:table-cell table:style-name="Table2.A1" office:value-type="string">
                  <text:list xml:id="list91729792431387" text:continue-numbering="true" text:style-name="List_20_1">
                    <text:list-item>
                      <text:h text:style-name="P108" text:outline-level="1"/>
                    </text:list-item>
                  </text:list>
                </table:table-cell>
                <table:table-cell table:style-name="Table2.A1" office:value-type="string">
                  <text:h text:style-name="_5f_Tableau_20_Gauche" text:outline-level="1">0,02</text:h>
                </table:table-cell>
              </table:table-row>
            </table:table>
            <text:h text:style-name="P110" text:outline-level="1"><text:span text:style-name="_5f_Caractères"/></text:h>
            <text:h text:style-name="P110" text:outline-level="1"><text:span text:style-name="_5f_Caractères"/></text:h>
            <text:list xml:id="list91729550061048" text:continue-list="list91729468333748" text:style-name="_5f_Numérotation_20_des_20_exercices">
              <text:list-item>
                <text:h text:style-name="P109" text:outline-level="1"><text:soft-page-break/><text:span text:style-name="_5f_Caractères">Place correctement la virgule dans les pro­duits suivants (en ajoutant éventuellement un ou des zéros à gauche du résultat) :</text:span></text:h>
              </text:list-item>
            </text:list>
            <text:section text:style-name="Sect5" text:name="Section7">
              <text:list xml:id="list91729199607265" text:continue-list="list91728642262551" text:style-name="_5f_Numérotation_20_des_20_exercices">
                <text:list-item>
                  <text:list>
                    <text:list-item text:start-value="1">
                      <text:p text:style-name="_5f_Paragraphe_5f_avec_5f_Num_5f_Question"><text:span text:style-name="Character_5f_20_5f_style"/></text:p>
                    </text:list-item>
                  </text:list>
                </text:list-item>
              </text:list>
              <text:p text:style-name="_5f_Paragraphe_5f_opération_5f_posée"><text:span text:style-name="_5f_Caractères">5,5</text:span></text:p>
              <text:p text:style-name="_5f_Paragraphe_5f_opération_5f_posée"><text:span text:style-name="_5f_Caractères">× <text:s/>0,4</text:span></text:p>
              <text:p text:style-name="_5f_Paragraphe_5f_Réponse_5f_Pointillés_5f_Grisés_5f_avec_5f_bordure_5f_supérieure"><text:span text:style-name="_5f_Caractères">2 2 0</text:span></text:p>
              <text:list xml:id="list91728783619133" text:continue-numbering="true" text:style-name="_5f_Numérotation_20_des_20_exercices">
                <text:list-item>
                  <text:list>
                    <text:list-item>
                      <text:p text:style-name="_5f_Paragraphe_5f_avec_5f_Num_5f_Question"><text:span text:style-name="Character_5f_20_5f_style"/></text:p>
                    </text:list-item>
                  </text:list>
                </text:list-item>
              </text:list>
              <text:p text:style-name="_5f_Paragraphe_5f_opération_5f_posée"><text:span text:style-name="_5f_Caractères">0,2 1</text:span></text:p>
              <text:p text:style-name="_5f_Paragraphe_5f_opération_5f_posée"><text:span text:style-name="_5f_Caractères">× 3,0 4</text:span></text:p>
              <text:p text:style-name="_5f_Paragraphe_5f_Réponse_5f_Pointillés_5f_Grisés_5f_avec_5f_bordure_5f_supérieure"><text:span text:style-name="_5f_Caractères">6 3 8 4</text:span></text:p>
              <text:list xml:id="list91729454627710" text:continue-numbering="true" text:style-name="_5f_Numérotation_20_des_20_exercices">
                <text:list-item>
                  <text:list>
                    <text:list-item>
                      <text:p text:style-name="_5f_Paragraphe_5f_avec_5f_Num_5f_Question"><text:span text:style-name="Character_5f_20_5f_style"/></text:p>
                    </text:list-item>
                  </text:list>
                </text:list-item>
              </text:list>
              <text:p text:style-name="_5f_Paragraphe_5f_opération_5f_posée"><text:span text:style-name="_5f_Caractères">1,2 1</text:span></text:p>
              <text:p text:style-name="_5f_Paragraphe_5f_opération_5f_posée"><text:span text:style-name="_5f_Caractères">× 0,0 5</text:span></text:p>
              <text:p text:style-name="_5f_Paragraphe_5f_Réponse_5f_Pointillés_5f_Grisés_5f_avec_5f_bordure_5f_supérieure"><text:span text:style-name="_5f_Caractères">6 0 5</text:span></text:p>
              <text:list xml:id="list91728882625396" text:continue-numbering="true" text:style-name="_5f_Numérotation_20_des_20_exercices">
                <text:list-item>
                  <text:list>
                    <text:list-item>
                      <text:p text:style-name="_5f_Paragraphe_5f_avec_5f_Num_5f_Question"><text:span text:style-name="Character_5f_20_5f_style"/></text:p>
                    </text:list-item>
                  </text:list>
                </text:list-item>
              </text:list>
              <text:p text:style-name="_5f_Paragraphe_5f_opération_5f_posée"><text:span text:style-name="_5f_Caractères">4,3</text:span></text:p>
              <text:p text:style-name="_5f_Paragraphe_5f_opération_5f_posée"><text:span text:style-name="_5f_Caractères">× 0,8 9</text:span></text:p>
              <text:p text:style-name="_5f_Paragraphe_5f_Réponse_5f_Pointillés_5f_Grisés_5f_avec_5f_bordure_5f_supérieure"><text:span text:style-name="_5f_Caractères">3 8 2 7</text:span></text:p>
              <text:list xml:id="list91730542685431" text:continue-numbering="true" text:style-name="_5f_Numérotation_20_des_20_exercices">
                <text:list-item>
                  <text:list>
                    <text:list-item>
                      <text:p text:style-name="_5f_Paragraphe_5f_avec_5f_Num_5f_Question"><text:span text:style-name="Character_5f_20_5f_style"/></text:p>
                    </text:list-item>
                  </text:list>
                </text:list-item>
              </text:list>
              <text:p text:style-name="_5f_Paragraphe_5f_opération_5f_posée"><text:span text:style-name="_5f_Caractères">0,0 0 3 9</text:span></text:p>
              <text:p text:style-name="_5f_Paragraphe_5f_opération_5f_posée"><text:span text:style-name="_5f_Caractères">× <text:s text:c="8"/>3 4,6</text:span></text:p>
              <text:p text:style-name="_5f_Paragraphe_5f_Réponse_5f_Pointillés_5f_Grisés_5f_avec_5f_bordure_5f_supérieure"><text:span text:style-name="_5f_Caractères">1 3 4 9 4</text:span></text:p>
              <text:list xml:id="list91729572938684" text:continue-numbering="true" text:style-name="_5f_Numérotation_20_des_20_exercices">
                <text:list-item>
                  <text:list>
                    <text:list-item>
                      <text:p text:style-name="_5f_Paragraphe_5f_avec_5f_Num_5f_Question"><text:span text:style-name="Character_5f_20_5f_style"/></text:p>
                    </text:list-item>
                  </text:list>
                </text:list-item>
              </text:list>
              <text:p text:style-name="_5f_Paragraphe_5f_opération_5f_posée"><text:span text:style-name="_5f_Caractères">1 4,6 0</text:span></text:p>
              <text:p text:style-name="_5f_Paragraphe_5f_opération_5f_posée"><text:span text:style-name="_5f_Caractères">× 2 5 6 0</text:span></text:p>
              <text:p text:style-name="_5f_Paragraphe_5f_Réponse_5f_Pointillés_5f_Grisés_5f_avec_5f_bordure_5f_supérieure"><text:span text:style-name="_5f_Caractères">3 7 3 7 6 0 0</text:span></text:p>
            </text:section>
            <text:h text:style-name="_5f_Paragraphe" text:outline-level="1"><text:span text:style-name="_5f_Caractères"/></text:h>
            <text:list xml:id="list91728832500020" text:continue-list="list91729550061048" text:style-name="_5f_Numérotation_20_des_20_exercices">
              <text:list-item>
                <text:h text:style-name="P109" text:outline-level="1"><text:span text:style-name="_5f_Caractères">Place la virgule dans le nombre écrit </text:span><text:span text:style-name="_5f_Caractères_5f_gras">en ca­ractères gras</text:span><text:span text:style-name="_5f_Caractères"> pour que l'égalité soit vraie.</text:span></text:h>
              </text:list-item>
            </text:list>
            <text:list xml:id="list91729125574772" text:continue-list="list91729572938684" text:style-name="_5f_Numérotation_20_des_20_exercices">
              <text:list-item>
                <text:list>
                  <text:list-item text:start-value="1">
                    <text:p text:style-name="_5f_Paragraphe_5f_avec_5f_Num_5f_Question"><text:span text:style-name="_5f_Caractères">6,42 × </text:span><text:span text:style-name="_5f_Caractères_5f_gras">874</text:span><text:span text:style-name="_5f_Caractères"> = 561,108</text:span></text:p>
                  </text:list-item>
                  <text:list-item>
                    <text:p text:style-name="_5f_Paragraphe_5f_avec_5f_Num_5f_Question"><text:span text:style-name="_5f_Caractères_5f_gras">652</text:span><text:span text:style-name="_5f_Caractères"> × 0,512 = 3,338 24</text:span></text:p>
                  </text:list-item>
                  <text:list-item>
                    <text:p text:style-name="_5f_Paragraphe_5f_avec_5f_Num_5f_Question"><text:span text:style-name="_5f_Caractères">0,47 × </text:span><text:span text:style-name="_5f_Caractères_5f_gras">61</text:span><text:span text:style-name="_5f_Caractères"> = 2,867</text:span></text:p>
                  </text:list-item>
                  <text:list-item>
                    <text:p text:style-name="_5f_Paragraphe_5f_avec_5f_Num_5f_Question"><text:span text:style-name="_5f_Caractères">2,7 × </text:span><text:span text:style-name="_5f_Caractères_5f_gras">545</text:span><text:span text:style-name="_5f_Caractères"> = 14,715</text:span></text:p>
                  </text:list-item>
                  <text:list-item>
                    <text:p text:style-name="_5f_Paragraphe_5f_avec_5f_Num_5f_Question"><text:span text:style-name="_5f_Caractères_5f_gras">75</text:span><text:span text:style-name="_5f_Caractères"> × 19,711 = 147,832 5</text:span></text:p>
                  </text:list-item>
                </text:list>
              </text:list-item>
            </text:list>
            <text:list xml:id="list91729377373003" text:continue-list="list91728832500020" text:style-name="_5f_Numérotation_20_des_20_exercices">
              <text:list-item>
                <text:h text:style-name="P109" text:outline-level="1"><text:span text:style-name="_5f_Caractères">Sachant que 65 × 132 = 8 580, détermine les résultats des calculs suivants :</text:span></text:h>
              </text:list-item>
            </text:list>
            <text:section text:style-name="Sect4" text:name="Section8">
              <text:list xml:id="list91728581316100" text:continue-numbering="true" text:style-name="_5f_Numérotation_20_des_20_exercices">
                <text:list-item>
                  <text:list>
                    <text:list-item>
                      <text:p text:style-name="P104"><text:span text:style-name="_5f_Caractères">6,5 × 13,2 = </text:span><text:span text:style-name="_5f_pointillés_20_gris">………</text:span></text:p>
                    </text:list-item>
                    <text:list-item>
                      <text:p text:style-name="P104"><text:span text:style-name="_5f_Caractères">650 × 132 = </text:span><text:span text:style-name="_5f_pointillés_20_gris">………...</text:span></text:p>
                    </text:list-item>
                    <text:list-item>
                      <text:p text:style-name="P104"><text:span text:style-name="_5f_Caractères">0,65 × 0,132 = </text:span><text:span text:style-name="_5f_pointillés_20_gris">………</text:span></text:p>
                    </text:list-item>
                    <text:list-item>
                      <text:p text:style-name="P104"><text:span text:style-name="_5f_Caractères">0,065 × 1 320 = </text:span><text:span text:style-name="_5f_pointillés_20_gris">……</text:span></text:p>
                    </text:list-item>
                  </text:list>
                </text:list-item>
              </text:list>
            </text:section>
            <text:list xml:id="list91729712047791" text:continue-numbering="true" text:style-name="_5f_Numérotation_20_des_20_exercices">
              <text:list-item>
                <text:h text:style-name="P109" text:outline-level="1"><text:span text:style-name="_5f_Caractères">Calcule en regroupant astucieusement :</text:span></text:h>
                <text:list>
                  <text:list-item>
                    <text:p text:style-name="P104"><text:span text:style-name="_5f_Caractères">A = 0,9 × 2 × 0,7 × 50 =</text:span><text:span text:style-name="_5f_pointillés_20_gris">…………………….…….…</text:span></text:p>
                  </text:list-item>
                </text:list>
              </text:list-item>
            </text:list>
            <text:p text:style-name="P106"><text:span text:style-name="_5f_Caractères"><text:s/>= </text:span><text:span text:style-name="_5f_pointillés_20_gris">.…………………………….</text:span></text:p>
            <text:p text:style-name="P106"><text:span text:style-name="_5f_Caractères">= </text:span><text:span text:style-name="_5f_pointillés_20_gris">……………………………..</text:span></text:p>
            <text:list xml:id="list91730155856998" text:continue-numbering="true" text:style-name="_5f_Numérotation_20_des_20_exercices">
              <text:list-item>
                <text:list>
                  <text:list-item>
                    <text:p text:style-name="P104"><text:span text:style-name="_5f_Caractères">B = 0,25 × 5,65 × 4 =</text:span><text:span text:style-name="_5f_pointillés_20_gris">…………………………………</text:span></text:p>
                  </text:list-item>
                </text:list>
              </text:list-item>
            </text:list>
            <text:p text:style-name="P106"><text:span text:style-name="_5f_Caractères">= </text:span><text:span text:style-name="_5f_pointillés_20_gris">.………………………………..</text:span></text:p>
            <text:p text:style-name="P106"><text:span text:style-name="_5f_Caractères">= </text:span><text:span text:style-name="_5f_pointillés_20_gris">.………………………………..</text:span></text:p>
            <text:list xml:id="list91729095844800" text:continue-numbering="true" text:style-name="_5f_Numérotation_20_des_20_exercices">
              <text:list-item>
                <text:list>
                  <text:list-item>
                    <text:p text:style-name="P104"><text:span text:style-name="_5f_Caractères">C = 8 × 52 × 12,5 =</text:span><text:span text:style-name="_5f_pointillés_20_gris">………………………………….</text:span></text:p>
                  </text:list-item>
                </text:list>
              </text:list-item>
            </text:list>
            <text:p text:style-name="P106"><text:span text:style-name="_5f_Caractères">= </text:span><text:span text:style-name="_5f_pointillés_20_gris">...…………………………………</text:span></text:p>
            <text:p text:style-name="P106"><text:span text:style-name="_5f_Caractères">= </text:span><text:span text:style-name="_5f_pointillés_20_gris">...…………………………………</text:span></text:p>
            <text:list xml:id="list91728430876301" text:continue-numbering="true" text:style-name="_5f_Numérotation_20_des_20_exercices">
              <text:list-item>
                <text:list>
                  <text:list-item>
                    <text:p text:style-name="P104"><text:span text:style-name="_5f_Caractères">D = 2,5 × 1,7 × 0,4 =</text:span><text:span text:style-name="_5f_pointillés_20_gris">…………………………..……..</text:span></text:p>
                  </text:list-item>
                </text:list>
              </text:list-item>
            </text:list>
            <text:p text:style-name="P106"><text:span text:style-name="_5f_Caractères">= </text:span><text:span text:style-name="_5f_pointillés_20_gris">.…………………………………</text:span></text:p>
            <text:p text:style-name="P106"><text:span text:style-name="_5f_Caractères">= </text:span><text:span text:style-name="_5f_pointillés_20_gris">…..……………………………..</text:span></text:p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5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paragraph-properties fo:text-align="end" style:justify-single-word="false"/>
      <style:text-properties officeooo:paragraph-rsid="00d4df5c"/>
    </style:style>
    <style:style style:name="MP5" style:family="paragraph" style:parent-style-name="Footer">
      <style:paragraph-properties fo:text-align="start" style:justify-single-word="false"/>
      <style:text-properties officeooo:paragraph-rsid="00d4df5c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impaire_20__28_D_29_">
      <style:text-properties officeooo:paragraph-rsid="01259ec2"/>
    </style:style>
    <style:style style:name="MP10" style:family="paragraph" style:parent-style-name="_5f_Header_20_G_20_page_20_paire_20__28_G_29_">
      <style:text-properties officeooo:paragraph-rsid="00eb2abc"/>
    </style:style>
    <style:style style:name="MP1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_5f_Footer_20_page_20_paire_20__28_G_29_">
      <style:text-properties fo:font-size="9pt" style:font-size-asian="9pt" style:font-size-complex="9pt"/>
    </style:style>
    <style:style style:name="MP13" style:family="paragraph" style:parent-style-name="_5f_Header_20_N_20_page_20_impaire_20__28_D_29_">
      <style:paragraph-properties fo:text-align="start" style:justify-single-word="false"/>
    </style:style>
    <style:style style:name="MP14" style:family="paragraph" style:parent-style-name="Footer">
      <style:text-properties officeooo:paragraph-rsid="00d4df5c"/>
    </style:style>
    <style:style style:name="MP1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16" style:family="paragraph">
      <style:paragraph-properties fo:text-align="center"/>
    </style:style>
    <style:style style:name="MP17" style:family="paragraph">
      <loext:graphic-properties draw:fill="solid" draw:fill-color="#d7e12c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3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34" style:family="paragraph" style:parent-style-name="Footer">
      <style:text-properties officeooo:paragraph-rsid="00863005"/>
    </style:style>
    <style:style style:name="MP3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8" style:family="paragraph" style:parent-style-name="Header">
      <style:paragraph-properties fo:text-align="center" style:justify-single-word="false"/>
      <style:text-properties officeooo:paragraph-rsid="00ab054e"/>
    </style:style>
    <style:style style:name="MP39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0" style:family="paragraph" style:parent-style-name="_5f_Header_20_G_20_page_20_paire_20__28_G_29_">
      <style:paragraph-properties fo:text-align="start" style:justify-single-word="false"/>
    </style:style>
    <style:style style:name="MP41" style:family="paragraph" style:parent-style-name="Footer">
      <style:text-properties officeooo:paragraph-rsid="030c4d7d"/>
    </style:style>
    <style:style style:name="MP42" style:family="paragraph" style:parent-style-name="_5f_Header_20_G_20_page_20_paire_20__28_G_29_">
      <style:text-properties officeooo:paragraph-rsid="0334a5be"/>
    </style:style>
    <style:style style:name="MP43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44" style:family="paragraph" style:parent-style-name="Header">
      <style:paragraph-properties fo:text-align="start" style:justify-single-word="false"/>
      <style:text-properties officeooo:paragraph-rsid="0289fb01"/>
    </style:style>
    <style:style style:name="MP4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6" style:family="paragraph" style:parent-style-name="Footer">
      <style:text-properties officeooo:paragraph-rsid="008d016c"/>
    </style:style>
    <style:style style:name="MP4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8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2" style:family="paragraph" style:parent-style-name="Footer">
      <style:text-properties officeooo:paragraph-rsid="010f7046"/>
    </style:style>
    <style:style style:name="MP53" style:family="paragraph" style:parent-style-name="Footer">
      <style:text-properties officeooo:paragraph-rsid="01120261"/>
    </style:style>
    <style:style style:name="MP54" style:family="paragraph" style:parent-style-name="Header">
      <style:paragraph-properties fo:margin-left="0cm" fo:margin-right="0cm" fo:text-indent="0cm" style:auto-text-indent="false"/>
    </style:style>
    <style:style style:name="MP5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6" style:family="paragraph" style:parent-style-name="_5f_Header_20_N_20_page_20_impaire_20__28_D_29_">
      <style:text-properties officeooo:rsid="027aa87d" officeooo:paragraph-rsid="027aa87d"/>
    </style:style>
    <style:style style:name="MP57" style:family="paragraph" style:parent-style-name="_5f_Header_20_N_20_page_20_impaire_20__28_D_29_">
      <style:text-properties officeooo:rsid="0277791e" officeooo:paragraph-rsid="0277791e"/>
    </style:style>
    <style:style style:name="MP5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5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0" style:family="paragraph" style:parent-style-name="Footer">
      <style:text-properties officeooo:rsid="0242edd8" officeooo:paragraph-rsid="0242edd8"/>
    </style:style>
    <style:style style:name="MP61" style:family="paragraph" style:parent-style-name="Footer">
      <style:paragraph-properties fo:text-align="start" style:justify-single-word="false"/>
      <style:text-properties officeooo:paragraph-rsid="0211dd7e"/>
    </style:style>
    <style:style style:name="MP62" style:family="paragraph" style:parent-style-name="Head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5" style:family="paragraph" style:parent-style-name="Footer">
      <style:text-properties officeooo:paragraph-rsid="00a59a60"/>
    </style:style>
    <style:style style:name="MP66" style:family="paragraph" style:parent-style-name="Footer">
      <style:text-properties officeooo:paragraph-rsid="004274bc"/>
    </style:style>
    <style:style style:name="MP67" style:family="paragraph" style:parent-style-name="Header">
      <style:paragraph-properties fo:text-align="center" style:justify-single-word="false"/>
      <style:text-properties officeooo:paragraph-rsid="00c10aa6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69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3" style:family="paragraph" style:parent-style-name="Footer">
      <style:text-properties officeooo:paragraph-rsid="00d8520c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5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6" style:family="paragraph" style:parent-style-name="Footer">
      <style:text-properties officeooo:paragraph-rsid="002aa84d"/>
    </style:style>
    <style:style style:name="MP7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8" style:family="paragraph">
      <loext:graphic-properties draw:fill="solid" draw:fill-color="#7fb241"/>
    </style:style>
    <style:style style:name="MP7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MP8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7" style:family="paragraph" style:parent-style-name="_5f_Header_20_G_20_page_20_impaire_20__28_D_29_">
      <style:text-properties officeooo:paragraph-rsid="00c87b35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MP8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3" style:family="paragraph" style:parent-style-name="Footer">
      <style:text-properties officeooo:rsid="001f8a2d" officeooo:paragraph-rsid="00bd36bc"/>
    </style:style>
    <style:style style:name="MP94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5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11350d1" officeooo:paragraph-rsid="011350d1"/>
    </style:style>
    <style:style style:name="MP97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8" style:family="paragraph">
      <loext:graphic-properties draw:fill="solid" draw:fill-color="#1ca2b8"/>
    </style:style>
    <style:style style:name="MP99" style:family="paragraph" style:parent-style-name="Footer">
      <style:text-properties officeooo:rsid="001f8a2d" officeooo:paragraph-rsid="002b33ed"/>
    </style:style>
    <style:style style:name="MP100" style:family="paragraph" style:parent-style-name="Footer">
      <style:text-properties officeooo:rsid="0096b4e2" officeooo:paragraph-rsid="0096b4e2"/>
    </style:style>
    <style:style style:name="MP101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2" style:family="paragraph" style:parent-style-name="Footer">
      <style:text-properties officeooo:paragraph-rsid="0096b4e2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2a682f9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7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8" style:family="paragraph" style:parent-style-name="Header">
      <style:paragraph-properties fo:text-align="start" style:justify-single-word="false"/>
      <style:text-properties officeooo:paragraph-rsid="02a56131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T1" style:family="text">
      <style:text-properties officeooo:rsid="01b6dc57"/>
    </style:style>
    <style:style style:name="MT2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6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11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13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14" style:family="text">
      <style:text-properties officeooo:rsid="00b5d2d1"/>
    </style:style>
    <style:style style:name="MT15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16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18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19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20" style:family="text">
      <style:text-properties officeooo:rsid="015f088a"/>
    </style:style>
    <style:style style:name="MT21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23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4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25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MT26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MT27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MT28" style:family="text">
      <style:text-properties officeooo:rsid="0160d7ef"/>
    </style:style>
    <style:style style:name="MT29" style:family="text">
      <style:text-properties officeooo:rsid="02735980"/>
    </style:style>
    <style:style style:name="MT30" style:family="text">
      <style:text-properties officeooo:rsid="02757f12"/>
    </style:style>
    <style:style style:name="MT31" style:family="text">
      <style:text-properties officeooo:rsid="0272f9e5"/>
    </style:style>
    <style:style style:name="MT32" style:family="text">
      <style:text-properties officeooo:rsid="026ec296"/>
    </style:style>
    <style:style style:name="MT33" style:family="text">
      <style:text-properties officeooo:rsid="0268e0aa"/>
    </style:style>
    <style:style style:name="MT34" style:family="text">
      <style:text-properties officeooo:rsid="0072f07f"/>
    </style:style>
    <style:style style:name="MT35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36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MT3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3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MT4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41" style:family="text">
      <style:text-properties officeooo:rsid="01f8729d"/>
    </style:style>
    <style:style style:name="MT42" style:family="text">
      <style:text-properties officeooo:rsid="010c4d3a"/>
    </style:style>
    <style:style style:name="MT43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4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5" style:family="text"/>
    <style:style style:name="MT46" style:family="text">
      <style:text-properties fo:font-size="16pt" style:font-size-asian="16pt" style:font-size-complex="16pt"/>
    </style:style>
    <style:style style:name="MT47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0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1" style:family="text">
      <style:text-properties officeooo:rsid="00b6801f"/>
    </style:style>
    <style:style style:name="MT52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4" style:family="text">
      <style:text-properties officeooo:rsid="0334a5be"/>
    </style:style>
    <style:style style:name="MT55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MT56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7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9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60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MT61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2" style:family="text">
      <style:text-properties officeooo:rsid="0315af39"/>
    </style:style>
    <style:style style:name="MT63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MT6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66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MT68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MT6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1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1">Calculer : </text:span><text:span text:style-name="MT2">Priorités opératoires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2">Priorités opératoires</text:span><text:span text:style-name="MT1"> </text:span></text:p>
      </style:header-left>
      <style:footer>
        <text:p text:style-name="MP1"><draw:frame draw:style-name="Mfr1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40" draw:name="Shape4_6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5">priorités opératoires</text:span></text:p></draw:text-box></draw:frame></text:p>
      </style:footer>
      <style:footer-left>
        <text:p text:style-name="MP1"><draw:frame draw:style-name="Mfr1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5">priorités opératoires</text:span></text:p></draw:text-box></draw:frame><draw:g text:anchor-type="paragraph" draw:z-index="241" draw:name="Shape4_69" draw:style-name="Mgr1"><draw:path draw:style-name="Mgr2" draw:text-style-name="MP3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42" draw:name="Shape4_8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g text:anchor-type="paragraph" draw:z-index="243" draw:name="Shape4_8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frame draw:style-name="Mfr3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44" draw:name="Shape4_2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1">Calculer : </text:span><text:span text:style-name="MT9">Distributivité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9">Distributivité</text:span><text:span text:style-name="MT1"> </text:span></text:p>
      </style:header-left>
      <style:footer>
        <text:p text:style-name="MP1"><draw:frame draw:style-name="Mfr1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2"><draw:g text:anchor-type="paragraph" draw:z-index="245" draw:name="Shape4_7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10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46" draw:name="Shape4_6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g text:anchor-type="paragraph" draw:z-index="247" draw:name="Shape4_8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48" draw:name="Shape4_8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1">Calculer : </text:span><text:span text:style-name="MT11">Critères de divisibilité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11">Critères de divisibilité</text:span><text:span text:style-name="MT1"> </text:span></text:p>
      </style:header-left>
      <style:footer>
        <text:h text:style-name="_5f_Footer_20_page_20_impaire_20__28_D_29_" text:outline-level="1"><draw:frame draw:style-name="Mfr1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49" draw:name="Shape4_6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12">Critères de divisibilités</text:span></text:p></draw:text-box></draw:frame></text:h>
      </style:footer>
      <style:footer-left>
        <text:h text:style-name="_5f_Footer_20_page_20_impaire_20__28_D_29_" text:outline-level="1"><draw:frame draw:style-name="Mfr1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12">critères de divisibilité</text:span></text:p></draw:text-box></draw:frame><draw:g text:anchor-type="paragraph" draw:z-index="250" draw:name="Shape4_65" draw:style-name="Mgr1"><draw:path draw:style-name="Mgr2" draw:text-style-name="MP3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9"><text:span text:style-name="MT13">G</text:span>éométrie plane : Parallèles, perpendiculaires,<text:line-break/> distances</text:p>
      </style:header>
      <style:header-left>
        <text:p text:style-name="MP10"><text:s/><text:span text:style-name="MT13">Géométrie plane</text:span> : <text:span text:style-name="MT14">P</text:span><text:span text:style-name="MT15">arallèles, perpendiculaires,<text:line-break/> </text:span><text:span text:style-name="MT16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7">Géométrie plane : </text:span><text:span text:style-name="MT18">parallèles, perpendiculaires, </text:span><text:span text:style-name="MT19">distances</text:span></text:h></draw:text-box></draw:frame><draw:g text:anchor-type="paragraph" draw:z-index="251" draw:name="Shape4_59" draw:style-name="Mgr1"><draw:path draw:style-name="Mgr4" draw:text-style-name="MP11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12" text:outline-level="1"><text:span text:style-name="MT20">G</text:span>éométrie plane : Parallèles, perpendiculaires, distances</text:h></draw:text-box></draw:frame><draw:g text:anchor-type="paragraph" draw:z-index="252" draw:name="Shape4_62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1">Calculer : </text:span><text:span text:style-name="MT21">Diviser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21">Diviser</text:span><text:span text:style-name="MT1"> </text:span></text:p>
      </style:header-left>
      <style:footer>
        <text:p text:style-name="MP1"><draw:frame draw:style-name="Mfr1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draw:g text:anchor-type="paragraph" draw:z-index="335" draw:name="Shape4_5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22">diviser</text:span></text:p></draw:text-box></draw:frame></text:p>
      </style:footer>
      <style:footer-left>
        <text:p text:style-name="MP1"><draw:frame draw:style-name="Mfr1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22">diviser</text:span></text:p></draw:text-box></draw:frame><draw:g text:anchor-type="paragraph" draw:z-index="337" draw:name="Shape4_60" draw:style-name="Mgr1"><draw:path draw:style-name="Mgr2" draw:text-style-name="MP3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32" draw:name="Shape4_5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g text:anchor-type="paragraph" draw:z-index="333" draw:name="Shape4_5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30" draw:name="Shape4_5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13"><text:span text:style-name="MT23">Multiplier</text:span> </text:p>
      </style:header>
      <style:header-left>
        <text:p text:style-name="MP13"><text:span text:style-name="MT23">Multiplier</text:span> </text:p>
      </style:header-left>
      <style:footer>
        <text:p text:style-name="MP1"><draw:frame draw:style-name="Mfr1" draw:name="Frame901" text:anchor-type="paragraph" svg:y="-0.06cm" draw:z-index="338"><draw:text-box fo:min-height="0.499cm" fo:min-width="7.096cm"><draw:frame draw:style-name="Mfr2" draw:name="Frame931" text:anchor-type="frame" svg:x="0.45cm" svg:y="0.079cm" svg:width="0.817cm" draw:z-index="339"><draw:text-box fo:min-height="0.355cm"><text:p text:style-name="MP2"><text:page-number text:select-page="current">149</text:page-number></text:p></draw:text-box></draw:frame><text:p text:style-name="MP4"><draw:g text:anchor-type="paragraph" draw:z-index="342" draw:name="Shape4_51" draw:style-name="Mgr1"><draw:path draw:style-name="Mgr2" draw:text-style-name="MP3" svg:width="0.855cm" svg:height="1.172cm" svg:x="7.546cm" svg:y="-0.178cm" svg:viewBox="0 0 856 1173" svg:d="M856 1173h-856v-991c0-100 79-182 175-182h505c97 0 176 82 176 182z"><text:p/></draw:path></draw:g><text:span text:style-name="MT3">calculer</text:span><text:span text:style-name="MT4"> : </text:span><text:span text:style-name="MT24">Multiplier</text:span></text:p></draw:text-box></draw:frame></text:p>
      </style:footer>
      <style:footer-left>
        <text:p text:style-name="MP1"><draw:frame draw:style-name="Mfr1" draw:name="Frame981" text:anchor-type="paragraph" svg:y="-0.06cm" draw:z-index="340"><draw:text-box fo:min-height="0.499cm" fo:min-width="7.096cm"><draw:frame draw:style-name="Mfr2" draw:name="Frame991" text:anchor-type="frame" svg:x="0.45cm" svg:y="0.079cm" svg:width="0.817cm" draw:z-index="341"><draw:text-box fo:min-height="0.355cm"><text:p text:style-name="MP2"><text:page-number text:select-page="current">150</text:page-number></text:p></draw:text-box></draw:frame><text:p text:style-name="MP5"><text:span text:style-name="MT3">calculer</text:span><text:span text:style-name="MT4"> : </text:span><text:span text:style-name="MT24">Multiplier</text:span></text:p></draw:text-box></draw:frame><draw:g text:anchor-type="paragraph" draw:z-index="329" draw:name="Shape4_55" draw:style-name="Mgr1"><draw:path draw:style-name="Mgr2" draw:text-style-name="MP3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g text:anchor-type="paragraph" draw:z-index="326" draw:name="Shape4_5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/text:p>
      </style:footer>
      <style:footer-left>
        <text:p text:style-name="MP6"><draw:g text:anchor-type="paragraph" draw:z-index="327" draw:name="Shape4_5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5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g text:anchor-type="paragraph" draw:z-index="324" draw:name="Shape4_47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draw:frame draw:style-name="Mfr3" draw:name="Frame110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">calculer</text:span><text:span text:style-name="MT4"> : </text:span><text:span text:style-name="MT3">additionner et soustraire</text:span></text:p></draw:text-box></draw:frame></text:p>
      </style:footer>
      <style:footer-left>
        <text:p text:style-name="MP1"><draw:g text:anchor-type="paragraph" draw:z-index="325" draw:name="Shape4_261" draw:style-name="Mgr1"><draw:path draw:style-name="Mgr2" draw:text-style-name="MP3" svg:width="0.855cm" svg:height="1.172cm" svg:x="-0.177cm" svg:y="-0.175cm" svg:viewBox="0 0 856 1173" svg:d="M856 1173h-856v-991c0-100 79-182 175-182h505c97 0 176 82 176 182z"><text:p/></draw:path></draw:g><draw:frame draw:style-name="Mfr3" draw:name="Frame32" text:anchor-type="paragraph" svg:y="-0.06cm" draw:z-index="0"><draw:text-box fo:min-height="0.499cm" fo:min-width="7.096cm"><draw:frame draw:style-name="Mfr2" draw:name="Frame4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">calculer</text:span><text:span text:style-name="MT4"> : </text:span><text:span text:style-name="MT3">additionner et soustraire</text:span></text:p></draw:text-box></draw:frame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6">Calculer</text:span> : <text:span text:style-name="MT6">Additionner et soustraire</text:span></text:p>
      </style:header>
      <style:header-left>
        <text:p text:style-name="_5f_Header_20_N_20_page_20_paire_20__28_G_29_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22" draw:name="Shape4_4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23" draw:name="Shape4_4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15"><draw:line text:anchor-type="paragraph" draw:z-index="317" draw:name="Shape3_10" draw:style-name="Mgr5" draw:text-style-name="MP16" svg:x1="10.308cm" svg:y1="0.388cm" svg:x2="20.496cm" svg:y2="0.36cm"><text:p/></draw:line><draw:path text:anchor-type="paragraph" draw:z-index="318" draw:name="Shape1_6" draw:style-name="Mgr6" draw:text-style-name="MP17" svg:width="4.329cm" svg:height="2.238cm" svg:x="-1.5cm" svg:y="-1.001cm" svg:viewBox="0 0 4330 2239" svg:d="M0 2239l3984-288c209-15 363-167 345-342l-170-1609h-4159z"><text:p/></draw:path><text:span text:style-name="MT25">Fractions</text:span><text:span text:style-name="MT26"> : </text:span><text:span text:style-name="MT27">Problèmes</text:span><text:span text:style-name="MT26"> </text:span></text:p>
      </style:header>
      <style:header-left>
        <text:p text:style-name="MP15"><draw:path text:anchor-type="paragraph" draw:z-index="320" draw:name="Shape1_9" draw:style-name="Mgr6" draw:text-style-name="MP17" svg:width="4.329cm" svg:height="2.238cm" svg:x="-1.5cm" svg:y="-1.001cm" svg:viewBox="0 0 4330 2239" svg:d="M0 2239l3984-288c209-15 363-167 345-342l-170-1609h-4159z"><text:p/></draw:path><draw:line text:anchor-type="paragraph" draw:z-index="321" draw:name="Shape3_27" draw:style-name="Mgr5" draw:text-style-name="MP16" svg:x1="10.308cm" svg:y1="0.388cm" svg:x2="20.496cm" svg:y2="0.36cm"><text:p/></draw:line><text:span text:style-name="MT25">Fractions</text:span><text:span text:style-name="MT26"> : </text:span><text:span text:style-name="MT27">Problèmes</text:span><text:span text:style-name="MT26"> </text:span></text:p>
      </style:header-left>
      <style:footer>
        <text:p text:style-name="MP1"><draw:frame draw:style-name="Mfr3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319" draw:name="Shape4_4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28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14" draw:name="Shape4_4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85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15" draw:name="Shape4_4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4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19"><draw:line text:anchor-type="paragraph" draw:z-index="309" draw:name="Shape3_9" draw:style-name="Mgr5" draw:text-style-name="MP16" svg:x1="10.37cm" svg:y1="0.365cm" svg:x2="20.496cm" svg:y2="0.36cm"><text:p/></draw:line><draw:path text:anchor-type="paragraph" draw:z-index="310" draw:name="Shape1_4" draw:style-name="Mgr6" draw:text-style-name="MP17" svg:width="4.329cm" svg:height="2.238cm" svg:x="-1.5cm" svg:y="-7.4cm" svg:viewBox="0 0 4330 2239" svg:d="M0 2239l3984-288c209-15 363-167 345-342l-170-1609h-4159z"><text:p/></draw:path><text:span text:style-name="MT29">Fractions</text:span> : <text:span text:style-name="MT29">Opérations</text:span> </text:p>
      </style:header>
      <style:header-left>
        <text:p text:style-name="MP19"><draw:line text:anchor-type="paragraph" draw:z-index="312" draw:name="Shape3_26" draw:style-name="Mgr5" draw:text-style-name="MP16" svg:x1="10.37cm" svg:y1="0.365cm" svg:x2="20.496cm" svg:y2="0.36cm"><text:p/></draw:line><draw:path text:anchor-type="paragraph" draw:z-index="313" draw:name="Shape1_8" draw:style-name="Mgr6" draw:text-style-name="MP17" svg:width="4.329cm" svg:height="2.238cm" svg:x="-1.5cm" svg:y="-7.4cm" svg:viewBox="0 0 4330 2239" svg:d="M0 2239l3984-288c209-15 363-167 345-342l-170-1609h-4159z"><text:p/></draw:path><text:span text:style-name="MT29">Fractions</text:span> : <text:span text:style-name="MT29">Opérations</text:span> </text:p>
      </style:header-left>
      <style:footer>
        <text:p text:style-name="MP1"><draw:frame draw:style-name="Mfr3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311" draw:name="Shape4_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28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06" draw:name="Shape4_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07" draw:name="Shape4_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4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1"><draw:line text:anchor-type="paragraph" draw:z-index="303" draw:name="Shape3_8" draw:style-name="Mgr5" draw:text-style-name="MP16" svg:x1="17.736cm" svg:y1="0.376cm" svg:x2="20.496cm" svg:y2="0.36cm"><text:p/></draw:line><text:span text:style-name="MT30">Fractions</text:span> : <text:span text:style-name="MT30">Fractions, décimaux et comparaison</text:span></text:p>
      </style:header>
      <style:header-left>
        <text:p text:style-name="MP21"><draw:line text:anchor-type="paragraph" draw:z-index="305" draw:name="Shape3_25" draw:style-name="Mgr5" draw:text-style-name="MP16" svg:x1="17.736cm" svg:y1="0.376cm" svg:x2="20.496cm" svg:y2="0.36cm"><text:p/></draw:line><text:span text:style-name="MT30">Fractions</text:span> : <text:span text:style-name="MT30">Fractions, décimaux et comparaison</text:span></text:p>
      </style:header-left>
      <style:footer>
        <text:p text:style-name="MP1"><draw:frame draw:style-name="Mfr3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304" draw:name="Shape4_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28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00" draw:name="Shape4_3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01" draw:name="Shape4_3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302" draw:name="Shape4_3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3"><draw:line text:anchor-type="paragraph" draw:z-index="297" draw:name="Shape3_24" draw:style-name="Mgr5" draw:text-style-name="MP16" svg:x1="11.52cm" svg:y1="0.376cm" svg:x2="20.496cm" svg:y2="0.36cm"><text:p/></draw:line><text:span text:style-name="MT31">Fractions</text:span> : <text:span text:style-name="MT31">Droite graduée</text:span></text:p>
      </style:header>
      <style:header-left>
        <text:p text:style-name="MP23"><draw:line text:anchor-type="paragraph" draw:z-index="299" draw:name="Shape3_28" draw:style-name="Mgr5" draw:text-style-name="MP16" svg:x1="11.52cm" svg:y1="0.376cm" svg:x2="20.496cm" svg:y2="0.36cm"><text:p/></draw:line><text:span text:style-name="MT31">Fractions</text:span> : <text:span text:style-name="MT31">Droite graduée</text:span></text:p>
      </style:header-left>
      <style:footer>
        <text:p text:style-name="MP1"><draw:frame draw:style-name="Mfr3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298" draw:name="Shape4_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8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94" draw:name="Shape4_2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95" draw:name="Shape4_3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3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5"><draw:line text:anchor-type="paragraph" draw:z-index="289" draw:name="Shape3_14" draw:style-name="Mgr5" draw:text-style-name="MP16" svg:x1="12.876cm" svg:y1="0.392cm" svg:x2="20.496cm" svg:y2="0.36cm"><text:p/></draw:line><draw:path text:anchor-type="paragraph" draw:z-index="290" draw:name="Shape1_3" draw:style-name="Mgr6" draw:text-style-name="MP17" svg:width="4.329cm" svg:height="2.238cm" svg:x="-1.8cm" svg:y="-8.982cm" svg:viewBox="0 0 4330 2239" svg:d="M0 2239l3984-288c209-15 363-167 345-342l-170-1609h-4159z"><text:p/></draw:path><text:span text:style-name="MT32">Fractions</text:span> : <text:span text:style-name="MT32">Vocabulaire et sens</text:span></text:p>
      </style:header>
      <style:header-left>
        <text:p text:style-name="MP25"><draw:line text:anchor-type="paragraph" draw:z-index="292" draw:name="Shape3_23" draw:style-name="Mgr5" draw:text-style-name="MP16" svg:x1="12.876cm" svg:y1="0.392cm" svg:x2="20.496cm" svg:y2="0.36cm"><text:p/></draw:line><draw:path text:anchor-type="paragraph" draw:z-index="293" draw:name="Shape1_7" draw:style-name="Mgr6" draw:text-style-name="MP17" svg:width="4.329cm" svg:height="2.238cm" svg:x="-1.8cm" svg:y="-8.982cm" svg:viewBox="0 0 4330 2239" svg:d="M0 2239l3984-288c209-15 363-167 345-342l-170-1609h-4159z"><text:p/></draw:path><text:span text:style-name="MT32">Fractions</text:span> : <text:span text:style-name="MT32">Vocabulaire et sens</text:span></text:p>
      </style:header-left>
      <style:footer>
        <text:p text:style-name="MP1"><draw:frame draw:style-name="Mfr3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2"><draw:g text:anchor-type="paragraph" draw:z-index="291" draw:name="Shape4_2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8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86" draw:name="Shape4_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87" draw:name="Shape4_2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7"><draw:path text:anchor-type="paragraph" draw:z-index="282" draw:name="Shape1_1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283" draw:name="Shape3_13" draw:style-name="Mgr5" draw:text-style-name="MP16" svg:x1="15.337cm" svg:y1="0.36cm" svg:x2="20.496cm" svg:y2="0.36cm"><text:p/></draw:line><text:span text:style-name="MT33">Fractions</text:span> : <text:span text:style-name="MT33">Représentation géométrique</text:span></text:p>
      </style:header>
      <style:header-left>
        <text:p text:style-name="MP27"><draw:path text:anchor-type="paragraph" draw:z-index="284" draw:name="Shape1_5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285" draw:name="Shape3_21" draw:style-name="Mgr5" draw:text-style-name="MP16" svg:x1="15.337cm" svg:y1="0.36cm" svg:x2="20.496cm" svg:y2="0.36cm"><text:p/></draw:line><text:span text:style-name="MT33">Fractions</text:span> : <text:span text:style-name="MT33">Représentation géométrique</text:span></text:p>
      </style:header-left>
      <style:footer>
        <text:p text:style-name="MP1"><draw:frame draw:style-name="Mfr3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8"><text:span text:style-name="MT28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79" draw:name="Shape4_2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80" draw:name="Shape4_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86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29"><draw:line text:anchor-type="paragraph" draw:z-index="276" draw:name="Shape3_6" draw:style-name="Mgr5" draw:text-style-name="MP16" svg:x1="18.701cm" svg:y1="0.36cm" svg:x2="20.497cm" svg:y2="0.36cm"><text:p/></draw:line><text:span text:style-name="MT34">Nombres entiers et décimaux</text:span> : <text:span text:style-name="MT34">Comparer, encadrer</text:span></text:p>
      </style:header>
      <style:header-left>
        <text:p text:style-name="MP29"><draw:line text:anchor-type="paragraph" draw:z-index="278" draw:name="Shape3_5" draw:style-name="Mgr5" draw:text-style-name="MP16" svg:x1="18.701cm" svg:y1="0.36cm" svg:x2="20.497cm" svg:y2="0.36cm"><text:p/></draw:line><text:span text:style-name="MT34">Nombres entiers et décimaux</text:span> : <text:span text:style-name="MT34">Comparer, encadrer</text:span></text:p>
      </style:header-left>
      <style:footer>
        <text:p text:style-name="MP1"><draw:frame draw:style-name="Mfr3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277" draw:name="Shape4_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8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73" draw:name="Shape4_1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74" draw:name="Shape4_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5" draw:name="Shape4_2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31"><draw:line text:anchor-type="paragraph" draw:z-index="269" draw:name="Shape3_2" draw:style-name="Mgr5" draw:text-style-name="MP16" svg:x1="16.083cm" svg:y1="0.383cm" svg:x2="20.496cm" svg:y2="0.36cm"><text:p/></draw:line>Nombres entiers et décimaux : Numération</text:p>
      </style:header>
      <style:header-left>
        <text:p text:style-name="MP31"><draw:line text:anchor-type="paragraph" draw:z-index="271" draw:name="Shape3_3" draw:style-name="Mgr5" draw:text-style-name="MP16" svg:x1="16.083cm" svg:y1="0.383cm" svg:x2="20.496cm" svg:y2="0.36cm"><text:p/></draw:line>Nombres entiers et décimaux : Numération</text:p>
      </style:header-left>
      <style:footer>
        <text:p text:style-name="MP1"><draw:frame draw:style-name="Mfr3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2"><text:span text:style-name="MT28">N</text:span>ombres entiers et décimaux : numération</text:p></draw:text-box></draw:frame><draw:g text:anchor-type="paragraph" draw:z-index="270" draw:name="Shape4_4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3" draw:name="Frame421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2"><text:span text:style-name="MT28">N</text:span>ombres entiers et décimaux : numération</text:p></draw:text-box></draw:frame><draw:g text:anchor-type="paragraph" draw:z-index="272" draw:name="Shape4_8" draw:style-name="Mgr1"><draw:path draw:style-name="Mgr2" draw:text-style-name="MP3" svg:width="0.855cm" svg:height="1.172cm" svg:x="-0.217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66" draw:name="Shape4_7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67" draw:name="Shape4_11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68" draw:name="Shape4_9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33"><draw:line text:anchor-type="paragraph" draw:z-index="263" draw:name="Shape3_15" draw:style-name="Mgr5" draw:text-style-name="MP16" svg:x1="17.597cm" svg:y1="0.383cm" svg:x2="19.595cm" svg:y2="0.383cm"><text:p/></draw:line><text:span text:style-name="MT26">Nombres entiers et décimaux : </text:span><text:span text:style-name="Character_5f_20_5f_style"><text:span text:style-name="MT35">×</text:span></text:span><text:span text:style-name="MT36"> 10, 100, 1000</text:span></text:p>
      </style:header>
      <style:header-left>
        <text:p text:style-name="MP33"><draw:line text:anchor-type="paragraph" draw:z-index="265" draw:name="Shape3_19" draw:style-name="Mgr5" draw:text-style-name="MP16" svg:x1="17.597cm" svg:y1="0.383cm" svg:x2="19.595cm" svg:y2="0.383cm"><text:p/></draw:line><text:span text:style-name="MT26">Nombres entiers et décimaux : </text:span><text:span text:style-name="Character_5f_20_5f_style"><text:span text:style-name="MT35">×</text:span></text:span><text:span text:style-name="MT36"> 10, 100, 1000</text:span></text:p>
      </style:header-left>
      <style:footer>
        <text:p text:style-name="MP1"><draw:frame draw:style-name="Mfr3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264" draw:name="Shape4_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3">N</text:span><text:span text:style-name="MT37">ombres entiers et décimaux : </text:span><text:span text:style-name="Character_5f_20_5f_style"><text:span text:style-name="MT35">×</text:span></text:span><text:span text:style-name="MT38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60" draw:name="Shape4_1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61" draw:name="Shape4_106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1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57" draw:name="Shape4_1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58" draw:name="Shape4_11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1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33"><draw:line text:anchor-type="paragraph" draw:z-index="253" draw:name="Shape3_22" draw:style-name="Mgr7" draw:text-style-name="MP16" svg:x1="16.575cm" svg:y1="0cm" svg:x2="19.073cm" svg:y2="0cm"><text:p/></draw:line><text:span text:style-name="MT26">Nombres entiers et décimaux : </text:span><text:span text:style-name="MT39">La droite graduée</text:span></text:p>
      </style:header>
      <style:header-left>
        <text:p text:style-name="MP33"><draw:line text:anchor-type="paragraph" draw:z-index="255" draw:name="Shape3_37" draw:style-name="Mgr5" draw:text-style-name="MP16" svg:x1="17.999cm" svg:y1="0.36cm" svg:x2="20.497cm" svg:y2="0.36cm"><text:p/></draw:line><text:span text:style-name="MT26">Nombres entiers et décimaux : </text:span><text:span text:style-name="MT39">La droite graduée</text:span></text:p>
      </style:header-left>
      <style:footer>
        <text:p text:style-name="MP1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254" draw:name="Shape4_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3">N</text:span><text:span text:style-name="MT37">ombres entiers et décimaux : </text:span><text:span text:style-name="MT40">la droite graduée</text:span></text:p></draw:text-box></draw:frame></text:p>
      </style:footer>
      <style:footer-left>
        <text:p text:style-name="MP1"><draw:frame draw:style-name="Mfr3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2"><draw:g text:anchor-type="paragraph" draw:z-index="256" draw:name="Shape4_1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3">N</text:span><text:span text:style-name="MT37">ombres entiers et décimaux : </text:span><text:span text:style-name="MT40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227" text:anchor-type="paragraph" svg:y="-0.06cm" draw:z-index="0"><draw:text-box fo:min-height="0.499cm" fo:min-width="3cm"><draw:frame draw:style-name="Mfr2" draw:name="Frame2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37" draw:name="Shape4_6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38" draw:name="Shape4_7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7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34" draw:name="Shape4_6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35" draw:name="Shape4_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89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1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32" draw:name="Shape4_8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41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6">Résoudre des problèmes</text:p></draw:text-box></draw:frame><draw:g text:anchor-type="paragraph" draw:z-index="233" draw:name="Shape4_97" draw:style-name="Mgr1"><draw:path draw:style-name="Mgr2" draw:text-style-name="MP3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2">Utilis</text:span><text:span text:style-name="MT43">er des</text:span><text:span text:style-name="MT42"> données </text:span>: <text:span text:style-name="MT44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6"> Utiliser des données : Représenter </text:span></text:span></text:p>
      </style:header-left>
      <style:footer>
        <text:p text:style-name="MP6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29" draw:name="Shape4_70" draw:style-name="Mgr1"><draw:path draw:style-name="Mgr3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30" draw:name="Shape4_9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91" draw:style-name="Mgr1"><draw:path draw:style-name="Mgr3" draw:text-style-name="MP37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38"><text:span text:style-name="MT50">Repères du plan : Se repérer</text:span> </text:p>
      </style:header>
      <style:header-left>
        <text:p text:style-name="MP38"><text:span text:style-name="MT50">Repères du plan : Se repérer</text:span> </text:p>
      </style:header-left>
      <style:footer>
        <text:p text:style-name="MP1"><draw:frame draw:style-name="Mfr3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2"><draw:g text:anchor-type="paragraph" draw:z-index="227" draw:name="Shape4_11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6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28" draw:name="Shape4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>
      <style:header-left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-left>
      <style:footer>
        <text:p text:style-name="MP6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224" draw:name="Shape4_7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225" draw:name="Shape4_75" draw:style-name="Mgr1"><draw:path draw:style-name="Mgr3" draw:text-style-name="MP37" svg:width="0.855cm" svg:height="1.172cm" svg:x="-0.268cm" svg:y="-0.175cm" svg:viewBox="0 0 856 1173" svg:d="M856 1173h-856v-991c0-100 79-182 175-182h505c97 0 176 82 176 182z"><text:p/></draw:path></draw:g><draw:g text:anchor-type="paragraph" draw:z-index="226" draw:name="Shape4_25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38"><text:span text:style-name="MT50">Repères du plan : Se repérer</text:span> </text:p>
      </style:header>
      <style:header-left>
        <text:p text:style-name="MP38"><text:span text:style-name="MT50">Repères du plan : Se repérer</text:span> </text:p>
      </style:header-left>
      <style:footer>
        <text:p text:style-name="MP1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22" draw:name="Shape4_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6"><draw:frame draw:style-name="Mfr3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2"><draw:g text:anchor-type="paragraph" draw:z-index="223" draw:name="Shape4_7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220" draw:name="Shape3_7" draw:style-name="Mgr8" draw:text-style-name="MP16" svg:x1="15.12cm" svg:y1="0.36cm" svg:x2="20.496cm" svg:y2="0.36cm"><text:p/></draw:line><text:s/><text:span text:style-name="MT54">Angles : </text:span>Angles : <text:span text:style-name="MT55">Comprendre la notion d’angle</text:span></text:p>
      </style:header>
      <style:header-left>
        <text:p text:style-name="MP40"><draw:line text:anchor-type="paragraph" draw:z-index="221" draw:name="Shape3_29" draw:style-name="Mgr8" draw:text-style-name="MP16" svg:x1="15.12cm" svg:y1="0.36cm" svg:x2="20.496cm" svg:y2="0.36cm"><text:p/></draw:line>Angles : <text:span text:style-name="MT55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7">Mesurer un angle</text:span></text:p></draw:text-box></draw:frame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56">Angles : </text:span><text:span text:style-name="MT58">Comprendre la notion d’angle</text:span></text:h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9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2"><draw:line text:anchor-type="paragraph" draw:z-index="219" draw:name="Shape3_33" draw:style-name="Mgr8" draw:text-style-name="MP16" svg:x1="15.12cm" svg:y1="0.36cm" svg:x2="20.496cm" svg:y2="0.36cm"><text:p/></draw:line><text:s/><text:span text:style-name="MT60">Angles</text:span> : <text:span text:style-name="MT55">Comprendre la notion d’angle</text:span></text:p>
      </style:header>
      <style:footer>
        <text:p text:style-name="MP6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/text:p>
      </style:footer>
      <style:footer-left>
        <text:p text:style-name="MP6"><draw:frame draw:style-name="Mfr3" draw:name="Frame9111112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1">Angles</text:span><text:span text:style-name="MT8"> : </text:span><text:span text:style-name="MT61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218" draw:name="Shape3_35" draw:style-name="Mgr8" draw:text-style-name="MP16" svg:x1="11.344cm" svg:y1="0.358cm" svg:x2="20.497cm" svg:y2="0.36cm"><text:p/></draw:line><text:span text:style-name="MT62">Angles </text:span>: Nommer un angle</text:p>
      </style:header>
      <style:footer>
        <text:p text:style-name="MP1"><draw:frame draw:style-name="Mfr3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15" draw:name="Shape4_1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16" draw:name="Shape4_1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18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214" draw:name="Shape3_30" draw:style-name="Mgr8" draw:text-style-name="MP16" svg:x1="11.435cm" svg:y1="0.388cm" svg:x2="20.496cm" svg:y2="0.36cm"><text:p/></draw:line><text:span text:style-name="MT63">Angles</text:span> : <text:span text:style-name="MT63">Mesurer un angle</text:span></text:p>
      </style:header-left>
      <style:footer>
        <text:p text:style-name="MP6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13" draw:name="Shape4_17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4">Angles </text:span><text:span text:style-name="MT8">: </text:span><text:span text:style-name="MT6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211" draw:name="Shape3_31" draw:style-name="Mgr8" draw:text-style-name="MP16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212" draw:name="Shape3_32" draw:style-name="Mgr8" draw:text-style-name="MP16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7">Mesurer un angle</text:span></text:p></draw:text-box></draw:frame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65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7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08" draw:name="Shape4_18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09" draw:name="Shape4_1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0" draw:name="Shape4_18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206" draw:name="Shape3_34" draw:style-name="Mgr8" draw:text-style-name="MP16" svg:x1="15.448cm" svg:y1="0.365cm" svg:x2="20.496cm" svg:y2="0.36cm"><text:p/></draw:line><text:span text:style-name="MT66">Angles</text:span><text:span text:style-name="MT67"> : </text:span><text:span text:style-name="MT68">Calculer des mesures d’angle</text:span></text:p>
      </style:header>
      <style:header-left>
        <text:p text:style-name="_5f_Header_20_G_20_page_20_paire_20__28_G_29_"><draw:line text:anchor-type="paragraph" draw:z-index="207" draw:name="Shape3_36" draw:style-name="Mgr8" draw:text-style-name="MP16" svg:x1="15.448cm" svg:y1="0.365cm" svg:x2="20.496cm" svg:y2="0.36cm"><text:p/></draw:line><text:span text:style-name="MT66">Angles : </text:span><text:span text:style-name="MT68">Calculer des mesures d’angle</text:span></text:p>
      </style:header-left>
      <style:footer>
        <text:h text:style-name="_5f_Footer_20_page_20_paire_20__28_G_29_" text:outline-level="1"><draw:frame draw:style-name="Mfr3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69">Calculer des </text:span><text:span text:style-name="MT65">Mesure</text:span><text:span text:style-name="MT69">s</text:span><text:span text:style-name="MT65"> un angle</text:span></text:p></draw:text-box></draw:frame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7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70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44"><draw:line text:anchor-type="paragraph" draw:z-index="203" draw:name="Shape3_12" draw:style-name="Mgr5" draw:text-style-name="MP16" svg:x1="10.308cm" svg:y1="0.388cm" svg:x2="20.496cm" svg:y2="0.36cm"><text:p/></draw:line><draw:path text:anchor-type="paragraph" draw:z-index="204" draw:name="Shape1_2" draw:style-name="Mgr6" draw:text-style-name="MP17" svg:width="4.329cm" svg:height="2.238cm" svg:x="-1.5cm" svg:y="-1.001cm" svg:viewBox="0 0 4330 2239" svg:d="M0 2239l3984-288c209-15 363-167 345-342l-170-1609h-4159z"><text:p/></draw:path><text:span text:style-name="MT25">Fractions</text:span><text:span text:style-name="MT26"> : </text:span><text:span text:style-name="MT27">Problèmes</text:span><text:span text:style-name="MT26"> </text:span></text:p>
      </style:header>
      <style:footer>
        <text:p text:style-name="MP1"><draw:frame draw:style-name="Mfr3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2"><draw:g text:anchor-type="paragraph" draw:z-index="205" draw:name="Shape4_25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28">F</text:span>ractions : Problèmes</text:p></draw:text-box></draw:frame></text:p>
      </style:footer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00" draw:name="Shape3_4" draw:style-name="Mgr9" draw:text-style-name="MP16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02" draw:name="Shape3_18" draw:style-name="Mgr9" draw:text-style-name="MP16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1"><draw:frame draw:style-name="Mfr3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01" draw:name="Shape4_103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97" draw:name="Shape4_7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98" draw:name="Shape4_10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10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-left>
      <style:footer>
        <text:p text:style-name="MP6"><draw:frame draw:style-name="Mfr3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Proportionnalité et pourcentages : proportionalité</text:p></draw:text-box></draw:frame><draw:g text:anchor-type="paragraph" draw:z-index="195" draw:name="Shape4_2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: </text:p></draw:text-box></draw:frame><draw:g text:anchor-type="paragraph" draw:z-index="196" draw:name="Shape4_25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42"> </text:span>: <text:span text:style-name="MT75">proportionnalité</text:span> </text:p>
      </style:header-left>
      <style:footer>
        <text:p text:style-name="MP1"><draw:frame draw:style-name="Mfr3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draw:g text:anchor-type="paragraph" draw:z-index="193" draw:name="Shape4_73" draw:style-name="Mgr1"><draw:path draw:style-name="Mgr3" draw:text-style-name="MP37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3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194" draw:name="Shape4_8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-left>
      <style:footer>
        <text:p text:style-name="MP6"><draw:frame draw:style-name="Mfr3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Proportionnalité et pourcentages : proportionalité</text:p></draw:text-box></draw:frame><draw:g text:anchor-type="paragraph" draw:z-index="191" draw:name="Shape4_2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: </text:p></draw:text-box></draw:frame><draw:g text:anchor-type="paragraph" draw:z-index="192" draw:name="Shape4_9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-left>
      <style:footer>
        <text:p text:style-name="MP1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189" draw:name="Shape4_9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78">Proportionnalité et pourcentage : </text:span><text:span text:style-name="MT79">pourcentages</text:span></text:p></draw:text-box></draw:frame></text:p>
      </style:footer>
      <style:footer-left>
        <text:p text:style-name="MP6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80">Proportionnalité et pourcentages : </text:span><text:span text:style-name="MT79">pourcentages</text:span></text:p></draw:text-box></draw:frame><draw:g text:anchor-type="paragraph" draw:z-index="190" draw:name="Shape4_112" draw:style-name="Mgr1"><draw:path draw:style-name="Mgr3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86" draw:name="Shape4_9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87" draw:name="Shape4_10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10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1"><draw:frame draw:style-name="Mfr3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183" draw:name="Shape4_94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184" draw:name="Shape4_95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85" draw:name="Shape4_96" draw:style-name="Mgr1"><draw:path draw:style-name="Mgr10" draw:text-style-name="MP45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80" draw:name="Shape4_1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81" draw:name="Shape4_11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77" draw:name="Shape3_11" draw:style-name="Mgr9" draw:text-style-name="MP16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179" draw:name="Shape3_20" draw:style-name="Mgr9" draw:text-style-name="MP16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1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178" draw:name="Shape4_113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74" draw:name="Shape4_1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75" draw:name="Shape4_11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1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71" draw:name="Shape3_16" draw:style-name="Mgr9" draw:text-style-name="MP16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4"><draw:line text:anchor-type="paragraph" draw:z-index="173" draw:name="Shape3_17" draw:style-name="Mgr9" draw:text-style-name="MP16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1"><draw:frame draw:style-name="Mfr3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72" draw:name="Shape4_107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68" draw:name="Shape4_10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69" draw:name="Shape4_1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12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5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66" draw:name="Shape4_109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85">Problèmes</text:span></text:p></draw:text-box></draw:frame></text:p>
      </style:footer>
      <style:footer-left>
        <text:p text:style-name="MP55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6"><text:span text:style-name="MT73">Périmètre : </text:span><text:span text:style-name="MT85">Problèmes</text:span></text:p></draw:text-box></draw:frame><draw:g text:anchor-type="paragraph" draw:z-index="167" draw:name="Shape4_122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6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87">Volume</text:span><text:span text:style-name="MT8"> </text:span></text:p></draw:text-box></draw:frame><draw:g text:anchor-type="paragraph" draw:z-index="165" draw:name="Shape4_145" draw:style-name="Mgr1"><draw:path draw:style-name="Mgr2" draw:text-style-name="MP3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7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1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Conversions d’unités : longueurs</text:p></draw:text-box></draw:frame><draw:g text:anchor-type="paragraph" draw:z-index="162" draw:name="Shape4_1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63" draw:name="Shape4_13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Conversions d’unités : longueurs</text:p></draw:text-box></draw:frame><draw:g text:anchor-type="paragraph" draw:z-index="164" draw:name="Shape4_177" draw:style-name="Mgr1"><draw:path draw:style-name="Mgr2" draw:text-style-name="MP3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6"><draw:frame draw:style-name="Mfr3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longueurs</text:span><text:span text:style-name="MT8"> </text:span></text:p></draw:text-box></draw:frame><draw:g text:anchor-type="paragraph" draw:z-index="159" draw:name="Shape4_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60" draw:name="Shape4_12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1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6"><draw:frame draw:style-name="Mfr3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90">masses</text:span><text:span text:style-name="MT8"> </text:span></text:p></draw:text-box></draw:frame><draw:g text:anchor-type="paragraph" draw:z-index="156" draw:name="Shape4_1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57" draw:name="Shape4_12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13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0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91">Masses</text:span><text:span text:style-name="MT8"> </text:span></text:p></draw:text-box></draw:frame><draw:g text:anchor-type="paragraph" draw:z-index="153" draw:name="Shape4_1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draw:g text:anchor-type="paragraph" draw:z-index="154" draw:name="Shape4_1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1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55" draw:name="Shape4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6"><draw:frame draw:style-name="Mfr3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95">capacités</text:span><text:span text:style-name="MT8"> </text:span></text:p></draw:text-box></draw:frame><draw:g text:anchor-type="paragraph" draw:z-index="150" draw:name="Shape4_1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51" draw:name="Shape4_13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2" draw:name="Shape4_13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1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97">Capacités</text:span><text:span text:style-name="MT8"> </text:span></text:p></draw:text-box></draw:frame><draw:g text:anchor-type="paragraph" draw:z-index="149" draw:name="Shape4_14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6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146" draw:name="Shape4_13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47" draw:name="Shape4_13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1"><draw:frame draw:style-name="Mfr3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144" draw:name="Shape4_1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45" draw:name="Shape4_1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6"><draw:frame draw:style-name="Mfr3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03">Temps et </text:span><text:span text:style-name="MT104">Durée</text:span><text:span text:style-name="MT8"> </text:span></text:p></draw:text-box></draw:frame><draw:g text:anchor-type="paragraph" draw:z-index="141" draw:name="Shape4_1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42" draw:name="Shape4_14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43" draw:name="Shape4_1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1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06">vitesse</text:span><text:span text:style-name="MT8"> </text:span></text:p></draw:text-box></draw:frame><draw:g text:anchor-type="paragraph" draw:z-index="139" draw:name="Shape4_14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40" draw:name="Shape4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6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08">aires</text:span></text:p></draw:text-box></draw:frame><draw:g text:anchor-type="paragraph" draw:z-index="136" draw:name="Shape4_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37" draw:name="Shape4_1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8" draw:name="Shape4_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1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135" draw:name="Shape4_14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6"><draw:frame draw:style-name="Mfr3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10">problèmes</text:span></text:p></draw:text-box></draw:frame><draw:g text:anchor-type="paragraph" draw:z-index="133" draw:name="Shape4_1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g text:anchor-type="paragraph" draw:z-index="134" draw:name="Shape4_63" draw:style-name="Mgr1"><draw:path draw:style-name="Mgr2" draw:text-style-name="MP3" svg:width="0.855cm" svg:height="1.172cm" svg:x="-0.328cm" svg:y="-0.175cm" svg:viewBox="0 0 856 1173" svg:d="M856 1173h-856v-991c0-100 79-182 175-182h505c97 0 176 82 176 182z"><text:p/></draw:path></draw:g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11">Conversions d’unités </text:span><text:span text:style-name="MT8">: </text:span><text:span text:style-name="MT111">problèmes</text:span></text:p></draw:text-box></draw:frame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2"><text:span text:style-name="MT96">Conversions d’unités : </text:span><text:span text:style-name="MT109">Problèmes</text:span></text:p>
      </style:header>
      <style:header-left>
        <text:p text:style-name="MP62"><text:span text:style-name="MT96">Conversions d’unités : </text:span><text:span text:style-name="MT109">Problèmes</text:span></text:p>
      </style:header-left>
      <style:footer>
        <text:p text:style-name="MP1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10">problèmes</text:span></text:p></draw:text-box></draw:frame><draw:g text:anchor-type="paragraph" draw:z-index="131" draw:name="Shape4_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1"><text:span text:style-name="MT92">Conversions d’unités : </text:span><text:span text:style-name="MT110">problèmes</text:span></text:p></draw:text-box></draw:frame><draw:g text:anchor-type="paragraph" draw:z-index="132" draw:name="Shape4_142" draw:style-name="Mgr1"><draw:path draw:style-name="Mgr2" draw:text-style-name="MP3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g text:anchor-type="paragraph" draw:z-index="128" draw:name="Shape4_1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/text:p>
      </style:footer>
      <style:footer-left>
        <text:p text:style-name="MP6"><draw:g text:anchor-type="paragraph" draw:z-index="129" draw:name="Shape4_15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30" draw:name="Shape4_15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frame draw:style-name="Mfr3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3"><text:span text:style-name="MT112"><text:s text:c="15"/>A</text:span>ires : Aire et unité</text:p>
      </style:header>
      <style:header-left>
        <text:p text:style-name="MP63"><text:span text:style-name="MT112"><text:s text:c="15"/>A</text:span>ires : Aire et unité</text:p>
      </style:header-left>
      <style:footer>
        <text:p text:style-name="MP1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27" draw:name="Shape4_157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3">Géométrie plane, </text:span><text:span text:style-name="MT113">partie 1</text:span> : <text:span text:style-name="MT114">Assembler et décomposer</text:span></text:p>
      </style:header>
      <style:footer>
        <text:p text:style-name="MP1"><draw:frame draw:style-name="Mfr3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125" draw:name="Shape4_216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2"><draw:g text:anchor-type="paragraph" draw:z-index="126" draw:name="Shape4_21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, </text:span><text:span text:style-name="MT116">partie 1</text:span><text:span text:style-name="MT17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7"><text:span text:style-name="MT118">Géométrie plane</text:span><text:span text:style-name="MT119"> : </text:span><text:span text:style-name="MT120">Vocabulaire</text:span></text:p>
      </style:header>
      <style:footer>
        <text:p text:style-name="MP6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1">vocabulaire</text:span></text:p></draw:text-box></draw:frame><draw:g text:anchor-type="paragraph" draw:z-index="123" draw:name="Shape4_21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1">vocabulaire</text:span></text:p></draw:text-box></draw:frame><draw:g text:anchor-type="paragraph" draw:z-index="124" draw:name="Shape4_21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3">Géométrie plane, </text:span><text:span text:style-name="MT113">partie 1</text:span> : <text:span text:style-name="MT122">coder</text:span></text:p>
      </style:header>
      <style:footer>
        <text:p text:style-name="MP1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121" draw:name="Shape4_211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<text:span text:style-name="MT17">Géométrie plane, </text:span><text:span text:style-name="MT116">partie 1</text:span><text:span text:style-name="MT17"> : </text:span><text:span text:style-name="MT123">coder</text:span></text:p></draw:text-box></draw:frame><draw:g text:anchor-type="paragraph" draw:z-index="122" draw:name="Shape4_212" draw:style-name="Mgr1"><draw:path draw:style-name="Mgr4" draw:text-style-name="MP11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7"><text:span text:style-name="MT118">Géométrie plane</text:span><text:span text:style-name="MT119"> : </text:span><text:span text:style-name="MT120">Vocabulaire</text:span></text:p>
      </style:header>
      <style:header-left>
        <text:p text:style-name="MP67"><text:span text:style-name="MT118">Géométrie plane</text:span><text:span text:style-name="MT119"> : </text:span><text:span text:style-name="MT120">Vocabulaire</text:span></text:p>
      </style:header-left>
      <style:footer>
        <text:p text:style-name="MP6"><draw:frame draw:style-name="Mfr3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1">vocabulaire</text:span></text:p></draw:text-box></draw:frame><draw:g text:anchor-type="paragraph" draw:z-index="119" draw:name="Shape4_20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1">vocabulaire</text:span></text:p></draw:text-box></draw:frame><draw:g text:anchor-type="paragraph" draw:z-index="120" draw:name="Shape4_21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3">Géométrie plane</text:span> : <text:span text:style-name="MT14">P</text:span><text:span text:style-name="MT15">arallèles, perpendiculaires,<text:line-break/> </text:span><text:span text:style-name="MT16">distances</text:span></text:p>
      </style:header>
      <style:footer>
        <text:p text:style-name="MP1"><draw:frame draw:style-name="Mfr3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117" draw:name="Shape4_20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18">Parallèles, perpendiculaires, </text:span><text:span text:style-name="MT19">distances</text:span></text:h></draw:text-box></draw:frame></text:p>
      </style:footer>
      <style:footer-left>
        <text:h text:style-name="_5f_Footer_20_page_20_paire_20__28_G_29_" text:outline-level="1"><draw:frame draw:style-name="Mfr3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<text:span text:style-name="MT17">Géométrie plane : </text:span><text:span text:style-name="MT18">parallèles, perpendiculaires, </text:span><text:span text:style-name="MT19">distances</text:span></text:p></draw:text-box></draw:frame><draw:g text:anchor-type="paragraph" draw:z-index="118" draw:name="Shape4_206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3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115" draw:name="Shape4_20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116" draw:name="Shape4_15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13">Géométrie plane</text:span> : <text:span text:style-name="MT125">Milieu, alignement, </text:span><text:span text:style-name="MT126">appartenance</text:span></text:p>
      </style:header>
      <style:footer>
        <text:p text:style-name="MP1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13" draw:name="Shape4_1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6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14" draw:name="Shape4_15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6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11" draw:name="Shape4_14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12" draw:name="Shape4_15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13">Géométrie plane</text:span> : <text:span text:style-name="MT13">Points, droites </text:span><text:span text:style-name="MT131">et cercles</text:span></text:p>
      </style:header>
      <style:footer>
        <text:p text:style-name="MP6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09" draw:name="Shape4_20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Géométrie plane : points, droites <text:span text:style-name="MT132">et cercles</text:span></text:p></draw:text-box></draw:frame></text:p>
      </style:footer>
      <style:footer-left>
        <text:p text:style-name="MP6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10" draw:name="Shape4_20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6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07" draw:name="Shape4_20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08" draw:name="Shape4_201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38"><text:span text:style-name="MT50">Repères du plan : Se repérer</text:span> </text:p>
      </style:header>
      <style:footer>
        <text:p text:style-name="MP1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05" draw:name="Shape4_19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6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06" draw:name="Shape4_19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6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">Repères du plan : Se </text:span><text:span text:style-name="MT136">déplacer</text:span></text:p></draw:text-box></draw:frame><draw:g text:anchor-type="paragraph" draw:z-index="103" draw:name="Shape4_192" draw:style-name="Mgr1"><draw:path draw:style-name="Mgr4" draw:text-style-name="MP11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<text:span text:style-name="MT8">Repères du plan : se </text:span><text:span text:style-name="MT136">déplacer</text:span></text:p></draw:text-box></draw:frame><draw:g text:anchor-type="paragraph" draw:z-index="104" draw:name="Shape4_19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38"><text:span text:style-name="MT50">Repères du plan : Se repérer</text:span> </text:p>
      </style:header>
      <style:footer>
        <text:p text:style-name="MP1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01" draw:name="Shape4_19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6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02" draw:name="Shape4_19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1">R</text:span>epères du plan : Se repérer</text:p>
      </style:header>
      <style:header-left>
        <text:p text:style-name="_5f_Header_20_G_20_page_20_paire_20__28_G_29_"><text:span text:style-name="MT51">R</text:span>epères du plan : Se repérer</text:p>
      </style:header-left>
      <style:footer>
        <text:p text:style-name="MP6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Repères du plan : Se repérer</text:p></draw:text-box></draw:frame><draw:g text:anchor-type="paragraph" draw:z-index="99" draw:name="Shape4_11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Repères du plan : se repérer</text:p></draw:text-box></draw:frame><draw:g text:anchor-type="paragraph" draw:z-index="100" draw:name="Shape4_18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5">Volumes : Volumes par comptage</text:p>
      </style:header>
      <style:footer>
        <text:p text:style-name="MP6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98" draw:name="Shape4_179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7"><draw:line text:anchor-type="paragraph" draw:z-index="91" draw:name="Shape7_8" draw:style-name="Mgr9" draw:text-style-name="MP16" svg:x1="9.042cm" svg:y1="0.36cm" svg:x2="20.461cm" svg:y2="0.36cm"><text:p/></draw:line><draw:path text:anchor-type="paragraph" draw:z-index="92" draw:name="Shape5_1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93" draw:name="Shape6_2" draw:style-name="Mgr12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T<text:span text:style-name="MT139">itre de la série</text:span></text:p>
      </style:header>
      <style:header-left>
        <text:p text:style-name="MP77"><draw:line text:anchor-type="paragraph" draw:z-index="95" draw:name="Shape7_9" draw:style-name="Mgr9" draw:text-style-name="MP16" svg:x1="9.042cm" svg:y1="0.36cm" svg:x2="20.461cm" svg:y2="0.36cm"><text:p/></draw:line><draw:path text:anchor-type="paragraph" draw:z-index="96" draw:name="Shape5_2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97" draw:name="Shape6_5" draw:style-name="Mgr12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T<text:span text:style-name="MT139">itre de la série</text:span></text:p>
      </style:header-left>
      <style:footer>
        <text:p text:style-name="MP6"><draw:frame draw:style-name="Mfr3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94" draw:name="Shape8_5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0"><text:span text:style-name="MT112"><text:s text:c="15"/>A</text:span>ires : Aires de triangles</text:p>
      </style:header>
      <style:footer>
        <text:p text:style-name="MP1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90" draw:name="Shape4_178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87" draw:name="Shape4_18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88" draw:name="Shape4_18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89" draw:name="Shape4_1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2"><text:span text:style-name="MT71"><text:s text:c="15"/>A</text:span><text:span text:style-name="MT141">ires : Problèmes d’aires</text:span></text:p>
      </style:header>
      <style:footer>
        <text:p text:style-name="MP1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86" draw:name="Shape4_169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83" draw:name="Shape4_16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84" draw:name="Shape4_16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85" draw:name="Shape4_16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80" draw:name="Shape4_17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81" draw:name="Shape4_17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2" draw:name="Shape4_17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4"><text:span text:style-name="MT112"><text:s text:c="15"/>A</text:span>ires : Aires de disques</text:p>
      </style:header>
      <style:footer>
        <text:p text:style-name="MP1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79" draw:name="Shape4_173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7"><draw:path text:anchor-type="paragraph" draw:z-index="72" draw:name="Shape5_3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73" draw:name="Shape6_3" draw:style-name="Mgr12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<draw:line text:anchor-type="paragraph" draw:z-index="74" draw:name="Shape7_6" draw:style-name="Mgr9" draw:text-style-name="MP16" svg:x1="9.042cm" svg:y1="0.36cm" svg:x2="20.461cm" svg:y2="0.36cm"><text:p/></draw:line>T<text:span text:style-name="MT139">itre de la série</text:span></text:p>
      </style:header>
      <style:header-left>
        <text:p text:style-name="MP77"><draw:path text:anchor-type="paragraph" draw:z-index="76" draw:name="Shape5_4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77" draw:name="Shape6_4" draw:style-name="Mgr12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<draw:line text:anchor-type="paragraph" draw:z-index="78" draw:name="Shape7_3" draw:style-name="Mgr9" draw:text-style-name="MP16" svg:x1="9.042cm" svg:y1="0.36cm" svg:x2="20.461cm" svg:y2="0.36cm"><text:p/></draw:line>T<text:span text:style-name="MT139">itre de la série</text:span></text:p>
      </style:header-left>
      <style:footer>
        <text:p text:style-name="MP6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75" draw:name="Shape8_4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3109880356" text:style-name="_5f_Numérotation_20_des_20_exercices">
          <text:list-item>
            <text:list>
              <text:list-item>
                <text:p text:style-name="MP86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/><text:span text:style-name="MT137">Volumes : </text:span><text:span text:style-name="MT144">Calculs et conversions</text:span> </text:p></draw:text-box></draw:frame><draw:g text:anchor-type="paragraph" draw:z-index="70" draw:name="Shape4_174" draw:style-name="Mgr1"><draw:path draw:style-name="Mgr10" draw:text-style-name="MP45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91728649508534" text:continue-numbering="true" text:style-name="_5f_Numérotation_20_des_20_exercices">
          <text:list-item>
            <text:list>
              <text:list-item>
                <text:p text:style-name="MP86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/><text:span text:style-name="MT137">Volumes : </text:span><text:span text:style-name="MT144">Calculs et conversions</text:span> </text:p></draw:text-box></draw:frame><draw:g text:anchor-type="paragraph" draw:z-index="71" draw:name="Shape4_175" draw:style-name="Mgr1"><draw:path draw:style-name="Mgr10" draw:text-style-name="MP45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6"><draw:frame draw:style-name="Mfr3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68" draw:name="Shape4_19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69" draw:name="Shape4_19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7"><text:span text:style-name="MT13">Géométrie plane</text:span> : <text:span text:style-name="MT145">D</text:span><text:span text:style-name="MT13">roites, </text:span><text:span text:style-name="MT146">demi-droites </text:span><text:span text:style-name="MT147">&amp; </text:span><text:span text:style-name="MT146">segments</text:span></text:p>
      </style:header>
      <style:footer>
        <text:p text:style-name="MP6"><draw:frame draw:style-name="Mfr3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2"><draw:g text:anchor-type="paragraph" draw:z-index="66" draw:name="Shape4_19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5">Géométrie plane : </text:span><text:span text:style-name="MT17">droites, </text:span><text:span text:style-name="MT148">DEMI-droites et segments</text:span></text:p></draw:text-box></draw:frame></text:p>
      </style:footer>
      <style:footer-left>
        <text:p text:style-name="MP6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67" draw:name="Shape4_19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8"><text:span text:style-name="MT112"><text:s text:c="15"/>A</text:span>ires : Aire par comptage</text:p>
      </style:header>
      <style:footer>
        <text:p text:style-name="MP1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65" draw:name="Shape4_165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62" draw:name="Shape4_16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3" draw:name="Shape4_16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64" draw:name="Shape4_16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89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59" draw:name="Shape4_15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0" draw:name="Shape4_159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61" draw:name="Shape4_1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0"><text:span text:style-name="MT112"><text:s text:c="15"/>A</text:span>ires : Calculer une aire</text:p>
      </style:header>
      <style:footer>
        <text:p text:style-name="MP1"><draw:frame draw:style-name="Mfr3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2"><draw:g text:anchor-type="paragraph" draw:z-index="58" draw:name="Shape4_161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2"><text:span text:style-name="MT151">Constructions géométriques : </text:span><text:span text:style-name="MT152">Reproduire</text:span></text:p>
      </style:header>
      <style:header-left>
        <text:p text:style-name="MP92"><text:span text:style-name="MT151">Constructions géométriques : </text:span><text:span text:style-name="MT152">Reproduire</text:span></text:p>
      </style:header-left>
      <style:footer>
        <text:p text:style-name="MP6"><draw:frame draw:style-name="Mfr3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2"><draw:g text:anchor-type="paragraph" draw:z-index="56" draw:name="Shape10_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>
      <style:footer-left>
        <text:p text:style-name="MP6"><draw:frame draw:style-name="Mfr3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2"><draw:g text:anchor-type="paragraph" draw:z-index="57" draw:name="Shape10_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4">Géométrie de base, partie 1: nommer, mesurer</text:p>
      </style:header>
      <style:header-left>
        <text:p text:style-name="_5f_Header_20_G_20_page_20_impaire_20__28_D_29_">Géométrie plane : Vocabulaire</text:p>
        <text:p text:style-name="MP95">Géométrie de base, partie 1: nommer, mesurer</text:p>
      </style:header-left>
      <style:footer>
        <text:p text:style-name="MP6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54" draw:name="Shape4_20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6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55" draw:name="Shape4_20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7"><draw:line text:anchor-type="paragraph" draw:z-index="50" draw:name="Shape9" draw:style-name="Mgr8" draw:text-style-name="MP16" svg:x1="11.559cm" svg:y1="0.36cm" svg:x2="20.5cm" svg:y2="0.36cm"><text:p/></draw:line><draw:frame text:anchor-type="paragraph" draw:z-index="51" draw:name="Shape8" draw:style-name="Mgr12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<draw:path text:anchor-type="paragraph" draw:z-index="52" draw:name="Shape7" draw:style-name="Mgr13" draw:text-style-name="MP98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6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53" draw:name="Shape1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3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2"><draw:g text:anchor-type="paragraph" draw:z-index="49" draw:name="Shape4_21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1"><text:span text:style-name="MT151">Constructions géométriques : </text:span><text:span text:style-name="MT152">Reproduire</text:span></text:p>
      </style:header-left>
      <style:footer>
        <text:p text:style-name="MP6"><draw:frame draw:style-name="Mfr3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48" draw:name="Shape4_218" draw:style-name="Mgr1"><draw:path draw:style-name="Mgr4" draw:text-style-name="MP11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6"><draw:frame draw:style-name="Mfr3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2"><draw:g text:anchor-type="paragraph" draw:z-index="46" draw:name="Shape4_21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/text:span><text:span text:style-name="MT154">REPRODUIRE</text:span></text:p></draw:text-box></draw:frame></text:p>
      </style:footer>
      <style:footer-left>
        <text:p text:style-name="MP6"><draw:frame draw:style-name="Mfr3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47" draw:name="Shape4_22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2"><text:span text:style-name="MT151">Constructions géométriques : </text:span><text:span text:style-name="MT152">Reproduire</text:span></text:p>
      </style:header>
      <style:footer>
        <text:p text:style-name="MP6"><draw:frame draw:style-name="Mfr3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2"><draw:g text:anchor-type="paragraph" draw:z-index="44" draw:name="Shape10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>
      <style:footer-left>
        <text:p text:style-name="MP6"><draw:frame draw:style-name="Mfr3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2"><draw:g text:anchor-type="paragraph" draw:z-index="45" draw:name="Shape10_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6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43" draw:name="Shape4_22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3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2"><draw:g text:anchor-type="paragraph" draw:z-index="41" draw:name="Shape4_25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solides : Vocabulaire, NatuRE</text:p></draw:text-box></draw:frame></text:h>
      </style:footer>
      <style:footer-left>
        <text:p text:style-name="MP6"><draw:frame draw:style-name="Mfr3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solides : Vocabulaire, NatuRE</text:p></draw:text-box></draw:frame><draw:g text:anchor-type="paragraph" draw:z-index="42" draw:name="Shape4_256" draw:style-name="Mgr1"><draw:path draw:style-name="Mgr4" draw:text-style-name="MP11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header-left>
        <text:p text:style-name="MP69"><text:span text:style-name="MT129">S</text:span><text:span text:style-name="MT130">olides</text:span> : <text:span text:style-name="MT129">Vocabulaire, nature</text:span></text:p>
      </style:header-left>
      <style:footer>
        <text:p text:style-name="MP6"><draw:frame draw:style-name="Mfr3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39" draw:name="Shape4_22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40" draw:name="Shape4_25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6"><draw:frame draw:style-name="Mfr3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2"><draw:g text:anchor-type="paragraph" draw:z-index="37" draw:name="Shape4_22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6"><draw:frame draw:style-name="Mfr3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2"><draw:g text:anchor-type="paragraph" draw:z-index="38" draw:name="Shape4_25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3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<text:span text:style-name="MT169">patrons</text:span></text:p></draw:text-box></draw:frame><draw:g text:anchor-type="paragraph" draw:z-index="35" draw:name="Shape4_22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3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36" draw:name="Shape4_252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6"><draw:frame draw:style-name="Mfr3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2"><draw:g text:anchor-type="paragraph" draw:z-index="33" draw:name="Shape4_22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6"><draw:frame draw:style-name="Mfr3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2"><draw:g text:anchor-type="paragraph" draw:z-index="34" draw:name="Shape4_2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6"><draw:frame draw:style-name="Mfr3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31" draw:name="Shape4_24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32" draw:name="Shape4_25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3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29" draw:name="Shape4_24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30" draw:name="Shape4_248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16"> : </text:span><text:span text:style-name="MT176">Reconnaissance et axes</text:span></text:p>
      </style:header>
      <style:footer>
        <text:p text:style-name="MP1"><draw:frame draw:style-name="Mfr3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2"><draw:g text:anchor-type="paragraph" draw:z-index="27" draw:name="Shape4_24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1">S</text:span>ymétrie axiale : reconnaissance et axes</text:h></draw:text-box></draw:frame></text:p>
      </style:footer>
      <style:footer-left>
        <text:p text:style-name="MP6"><draw:frame draw:style-name="Mfr3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2"><draw:g text:anchor-type="paragraph" draw:z-index="28" draw:name="Shape4_246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3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25" draw:name="Shape4_24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26" draw:name="Shape4_24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16"> : </text:span><text:span text:style-name="MT175">Médiatrice d’un segment</text:span></text:p>
      </style:header>
      <style:footer>
        <text:p text:style-name="MP1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23" draw:name="Shape4_24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6"><draw:frame draw:style-name="Mfr3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2"><draw:g text:anchor-type="paragraph" draw:z-index="24" draw:name="Shape4_24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3" draw:name="Frame29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21" draw:name="Shape4_22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6">Symétrie axiale : constructions</text:p></draw:text-box></draw:frame><draw:g text:anchor-type="paragraph" draw:z-index="22" draw:name="Shape4_24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1">S</text:span><text:span text:style-name="MT16">ymétrie axiale : Constructions</text:span></text:p>
      </style:header>
      <style:footer>
        <text:p text:style-name="MP1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19" draw:name="Shape4_23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7" text:outline-level="1"><text:span text:style-name="MT51">S</text:span>ymétrie axiale : Constructions</text:h></draw:text-box></draw:frame></text:p>
      </style:footer>
      <style:footer-left>
        <text:p text:style-name="MP6"><draw:frame draw:style-name="Mfr3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2"><draw:g text:anchor-type="paragraph" draw:z-index="20" draw:name="Shape4_23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6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17" draw:name="Shape4_23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18" draw:name="Shape4_23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16"> : </text:span><text:span text:style-name="MT180">Axes de symétrie de figures</text:span></text:p>
      </style:header>
      <style:header-left>
        <text:p text:style-name="MP108"><text:span text:style-name="MT179">Symétrie axiale</text:span><text:span text:style-name="MT16"> : </text:span><text:span text:style-name="MT180">Axes de symétrie de figures</text:span></text:p>
      </style:header-left>
      <style:footer>
        <text:p text:style-name="MP1"><draw:frame draw:style-name="Mfr3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2"><draw:g text:anchor-type="paragraph" draw:z-index="15" draw:name="Shape4_23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51">S</text:span>ymétrie axiale : axes de symétrie de figures</text:p></draw:text-box></draw:frame></text:p>
      </style:footer>
      <style:footer-left>
        <text:p text:style-name="MP6"><draw:frame draw:style-name="Mfr3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2"><draw:g text:anchor-type="paragraph" draw:z-index="16" draw:name="Shape4_23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13" draw:name="Shape4_23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14" draw:name="Shape4_23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1">S</text:span>ymétrie : Propriétés</text:p>
      </style:header>
      <style:footer>
        <text:p text:style-name="MP1"><draw:frame draw:style-name="Mfr3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2"><draw:g text:anchor-type="paragraph" draw:z-index="11" draw:name="Shape4_23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1">S</text:span>ymétrie axiale : propriétés</text:p></draw:text-box></draw:frame></text:p>
      </style:footer>
      <style:footer-left>
        <text:p text:style-name="MP6"><draw:frame draw:style-name="Mfr3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12" draw:name="Shape4_23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3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336" draw:name="Shape4_22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10" draw:name="Shape4_22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1"><text:span text:style-name="MT51">S</text:span>ymétrie axiale : pour aller plus loin</text:p>
      </style:header>
      <style:footer>
        <text:p text:style-name="MP1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331" draw:name="Shape4_4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1">S</text:span>ymétrie axiale : pour aller plus loin</text:p></draw:text-box></draw:frame></text:p>
      </style:footer>
      <style:footer-left>
        <text:p text:style-name="MP6"><draw:frame draw:style-name="Mfr3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334" draw:name="Shape4_22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7-16T09:17:26.044000000</dc:date>
    <meta:editing-duration>P2DT23H59M11S</meta:editing-duration>
    <meta:editing-cycles>359</meta:editing-cycles>
    <meta:generator>LibreOffice/7.1.1.2$Windows_X86_64 LibreOffice_project/fe0b08f4af1bacafe4c7ecc87ce55bb426164676</meta:generator>
    <meta:document-statistic meta:table-count="1" meta:image-count="0" meta:object-count="0" meta:page-count="2" meta:paragraph-count="860" meta:word-count="3269" meta:character-count="19888" meta:non-whitespace-character-count="17042"/>
    <meta:template xlink:type="simple" xlink:actuate="onRequest" xlink:title="Modele_cahier_numerique" xlink:href="../Modele_cahier_numerique.ott" meta:date="2021-06-26T11:37:57.266475964"/>
  </office:meta>
</office:document-meta>
</file>